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0cm" table:align="left" style:writing-mode="lr-tb"/>
    </style:style>
    <style:style style:name="Таблица1.A" style:family="table-column">
      <style:table-column-properties style:column-width="1.993cm"/>
    </style:style>
    <style:style style:name="Таблица1.B" style:family="table-column">
      <style:table-column-properties style:column-width="2.928cm"/>
    </style:style>
    <style:style style:name="Таблица1.C" style:family="table-column">
      <style:table-column-properties style:column-width="2.415cm"/>
    </style:style>
    <style:style style:name="Таблица1.A1" style:family="table-cell">
      <style:table-cell-properties style:vertical-align="middle" fo:padding="0cm" fo:border="none"/>
    </style:style>
    <style:style style:name="Таблица1.B3" style:family="table-cell" style:data-style-name="N107">
      <style:table-cell-properties style:vertical-align="middle"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.7cm" style:rel-column-width="6553*"/>
    </style:style>
    <style:style style:name="Таблица3" style:family="table">
      <style:table-properties style:width="10.209cm" table:align="center" style:writing-mode="lr-tb"/>
    </style:style>
    <style:style style:name="Таблица3.A" style:family="table-column">
      <style:table-column-properties style:column-width="4.486cm"/>
    </style:style>
    <style:style style:name="Таблица3.B" style:family="table-column">
      <style:table-column-properties style:column-width="1.275cm"/>
    </style:style>
    <style:style style:name="Таблица3.C" style:family="table-column">
      <style:table-column-properties style:column-width="3.173cm"/>
    </style:style>
    <style:style style:name="Таблица3.1" style:family="table-row"/>
    <style:style style:name="Таблица3.A1" style:family="table-cell">
      <style:table-cell-properties style:vertical-align="middle" fo:padding="0cm" fo:border="none"/>
    </style:style>
    <style:style style:name="Таблица4" style:family="table">
      <style:table-properties style:width="11.391cm" style:rel-width="67%" table:align="center" fo:background-color="transparent" style:writing-mode="lr-tb">
        <style:background-image/>
      </style:table-properties>
    </style:style>
    <style:style style:name="Таблица4.A" style:family="table-column">
      <style:table-column-properties style:column-width="2.979cm" style:rel-column-width="1664*"/>
    </style:style>
    <style:style style:name="Таблица4.B" style:family="table-column">
      <style:table-column-properties style:column-width="1.665cm" style:rel-column-width="930*"/>
    </style:style>
    <style:style style:name="Таблица4.F" style:family="table-column">
      <style:table-column-properties style:column-width="1.752cm" style:rel-column-width="978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style:vertical-align="middle" fo:padding="0cm" fo:border="none"/>
    </style:style>
    <style:style style:name="Таблица4.B2" style:family="table-cell" style:data-style-name="N107">
      <style:table-cell-properties style:vertical-align="middle" fo:background-color="#ffffff" fo:padding="0cm" fo:border="none">
        <style:background-image/>
      </style:table-cell-properties>
    </style:style>
    <style:style style:name="Таблица4.D2" style:family="table-cell" style:data-style-name="N107">
      <style:table-cell-properties style:vertical-align="middle" fo:background-color="#90ee90" fo:padding="0cm" fo:border="none">
        <style:background-image/>
      </style:table-cell-properties>
    </style:style>
    <style:style style:name="Таблица5" style:family="table">
      <style:table-properties style:width="17cm" table:align="left" style:writing-mode="lr-tb"/>
    </style:style>
    <style:style style:name="Таблица5.A" style:family="table-column">
      <style:table-column-properties style:column-width="2.469cm"/>
    </style:style>
    <style:style style:name="Таблица5.B" style:family="table-column">
      <style:table-column-properties style:column-width="2.115cm"/>
    </style:style>
    <style:style style:name="Таблица5.C" style:family="table-column">
      <style:table-column-properties style:column-width="2.775cm"/>
    </style:style>
    <style:style style:name="Таблица5.D" style:family="table-column">
      <style:table-column-properties style:column-width="2.175cm"/>
    </style:style>
    <style:style style:name="Таблица5.E" style:family="table-column">
      <style:table-column-properties style:column-width="2.766cm"/>
    </style:style>
    <style:style style:name="Таблица5.F" style:family="table-column">
      <style:table-column-properties style:column-width="2.009cm"/>
    </style:style>
    <style:style style:name="Таблица5.G" style:family="table-column">
      <style:table-column-properties style:column-width="2.692cm"/>
    </style:style>
    <style:style style:name="Таблица5.A1" style:family="table-cell">
      <style:table-cell-properties style:vertical-align="middle" fo:padding="0cm" fo:border="none"/>
    </style:style>
    <style:style style:name="Таблица5.B2" style:family="table-cell" style:data-style-name="N107">
      <style:table-cell-properties style:vertical-align="middle" fo:background-color="#90ee90" fo:padding="0cm" fo:border="none">
        <style:background-image/>
      </style:table-cell-properties>
    </style:style>
    <style:style style:name="Таблица5.C2" style:family="table-cell" style:data-style-name="N107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0bc729" style:font-size-asian="14pt" style:font-size-complex="14pt"/>
    </style:style>
    <style:style style:name="P2" style:family="paragraph" style:parent-style-name="Без_20_интервала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font-weight="normal" officeooo:paragraph-rsid="000bc729" style:font-size-asian="14pt" style:font-weight-asian="normal" style:font-size-complex="14pt" style:font-weight-complex="normal"/>
    </style:style>
    <style:style style:name="P3" style:family="paragraph" style:parent-style-name="Без_20_интервала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font-weight="normal" officeooo:rsid="000bc729" officeooo:paragraph-rsid="000bc729" style:font-size-asian="14pt" style:font-weight-asian="normal" style:font-size-complex="14pt" style:font-weight-complex="normal"/>
    </style:style>
    <style:style style:name="P4" style:family="paragraph" style:parent-style-name="Title" style:master-page-name="Standard">
      <style:paragraph-properties fo:margin-top="0.423cm" fo:margin-bottom="0.212cm" style:contextual-spacing="false" style:page-number="auto"/>
      <style:text-properties officeooo:paragraph-rsid="000bc729"/>
    </style:style>
    <style:style style:name="P5" style:family="paragraph" style:parent-style-name="Subtitle">
      <style:text-properties style:font-name="Times New Roman" fo:font-size="14pt" officeooo:paragraph-rsid="000bc729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bold" officeooo:paragraph-rsid="000bc7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0f096" officeooo:paragraph-rsid="0010f096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rsid="00157bf0" officeooo:paragraph-rsid="00157bf0"/>
    </style:style>
    <style:style style:name="P15" style:family="paragraph" style:parent-style-name="Table_20_Contents">
      <style:paragraph-properties fo:margin-top="0cm" fo:margin-bottom="0cm" style:contextual-spacing="false" fo:line-height="100%" fo:text-align="end" style:justify-single-word="false"/>
    </style:style>
    <style:style style:name="P16" style:family="paragraph" style:parent-style-name="Table_20_Contents">
      <style:paragraph-properties fo:margin-top="0cm" fo:margin-bottom="0cm" style:contextual-spacing="false" fo:line-height="100%" fo:text-align="end" style:justify-single-word="false"/>
      <style:text-properties officeooo:rsid="00157bf0" officeooo:paragraph-rsid="00157bf0"/>
    </style:style>
    <style:style style:name="P17" style:family="paragraph" style:parent-style-name="Table_20_Heading">
      <style:paragraph-properties fo:text-align="center" style:justify-single-word="false"/>
      <style:text-properties fo:font-weight="bold" officeooo:rsid="000e20fa" officeooo:paragraph-rsid="000f1832"/>
    </style:style>
    <style:style style:name="P18" style:family="paragraph" style:parent-style-name="Table_20_Heading">
      <style:paragraph-properties fo:text-align="center" style:justify-single-word="false"/>
      <style:text-properties fo:font-weight="bold" officeooo:rsid="000d3fd1" officeooo:paragraph-rsid="000d3fd1"/>
    </style:style>
    <style:style style:name="P19" style:family="paragraph" style:parent-style-name="Table_20_Heading">
      <style:paragraph-properties fo:text-align="end" style:justify-single-word="false"/>
      <style:text-properties fo:font-weight="bold"/>
    </style:style>
    <style:style style:name="P20" style:family="paragraph" style:parent-style-name="Table_20_Heading">
      <style:paragraph-properties fo:text-align="end" style:justify-single-word="false"/>
      <style:text-properties fo:font-weight="bold" officeooo:paragraph-rsid="00157bf0"/>
    </style:style>
    <style:style style:name="P21" style:family="paragraph" style:parent-style-name="Table_20_Heading">
      <style:paragraph-properties fo:text-align="center" style:justify-single-word="false"/>
      <style:text-properties fo:font-weight="bold" officeooo:rsid="000d3fd1" officeooo:paragraph-rsid="000d3fd1" style:font-weight-asian="bold" style:font-weight-complex="bold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P23" style:family="paragraph" style:parent-style-name="Table_20_Heading">
      <style:paragraph-properties fo:text-align="end" style:justify-single-word="false"/>
      <style:text-properties fo:font-weight="normal" style:font-weight-asian="normal" style:font-weight-complex="normal"/>
    </style:style>
    <style:style style:name="P24" style:family="paragraph" style:parent-style-name="Table_20_Heading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3pt" officeooo:paragraph-rsid="000bc729" style:font-size-asian="13pt" style:font-size-complex="13pt"/>
    </style:style>
    <style:style style:name="P26" style:family="paragraph" style:parent-style-name="Text_20_body">
      <style:paragraph-properties fo:text-align="justify" style:justify-single-word="false"/>
      <style:text-properties officeooo:rsid="000f1832" officeooo:paragraph-rsid="000f1832"/>
    </style:style>
    <style:style style:name="P27" style:family="paragraph" style:parent-style-name="Text_20_body">
      <style:paragraph-properties fo:text-align="justify" style:justify-single-word="false"/>
      <style:text-properties officeooo:rsid="0010f096" officeooo:paragraph-rsid="0010f096"/>
    </style:style>
    <style:style style:name="P28" style:family="paragraph" style:parent-style-name="Text_20_body">
      <style:paragraph-properties fo:text-align="justify" style:justify-single-word="false"/>
      <style:text-properties officeooo:rsid="0010f096" officeooo:paragraph-rsid="0011da81"/>
    </style:style>
    <style:style style:name="P29" style:family="paragraph" style:parent-style-name="Text_20_body">
      <style:paragraph-properties fo:text-align="justify" style:justify-single-word="false"/>
      <style:text-properties officeooo:rsid="0010f096" officeooo:paragraph-rsid="0014d7da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11da81" officeooo:paragraph-rsid="0011da81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11da81"/>
    </style:style>
    <style:style style:name="P32" style:family="paragraph" style:parent-style-name="Без_20_интервала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ru" fo:country="RU" fo:font-weight="normal" officeooo:rsid="000d3fd1" officeooo:paragraph-rsid="000bc72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Без_20_интервала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font-weight="normal" officeooo:rsid="000bc729" officeooo:paragraph-rsid="000d3fd1" style:font-size-asian="14pt" style:font-weight-asian="normal" style:font-size-complex="14pt" style:font-weight-complex="normal"/>
    </style:style>
    <style:style style:name="P34" style:family="paragraph" style:parent-style-name="Без_20_интервал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0.5pt" fo:font-weight="bold" officeooo:rsid="000bc729" officeooo:paragraph-rsid="000d3fd1" style:font-size-asian="10.5pt" style:font-weight-asian="bold" style:font-size-complex="10.5pt" style:font-weight-complex="bold"/>
    </style:style>
    <style:style style:name="P35" style:family="paragraph" style:parent-style-name="Без_20_интервала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0.5pt" fo:font-weight="bold" officeooo:rsid="000bc729" officeooo:paragraph-rsid="000d3fd1" style:font-size-asian="10.5pt" style:font-weight-asian="bold" style:font-size-complex="10.5pt" style:font-weight-complex="bold"/>
    </style:style>
    <style:style style:name="T1" style:family="text">
      <style:text-properties style:font-name="Times New Roman" fo:font-size="26pt" fo:font-weight="bold" officeooo:rsid="0002d599" style:font-size-asian="26pt" style:font-weight-asian="bold" style:font-size-complex="26pt" style:font-weight-complex="bold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style:font-name="Times New Roman" fo:font-size="26pt" officeooo:rsid="0002d599" style:font-size-asian="26pt" style:font-size-complex="26pt"/>
    </style:style>
    <style:style style:name="T4" style:family="text">
      <style:text-properties fo:color="#000000" loext:opacity="100%" fo:language="ru" fo:country="RU" fo:background-color="#ffff00" loext:char-shading-value="0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fo:font-size="12pt" fo:language="ru" fo:country="RU" officeooo:rsid="000d3fd1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fo:font-size="12pt" fo:language="ru" fo:country="RU" officeooo:rsid="000f1832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fo:font-size="12pt" fo:language="ru" fo:country="RU" officeooo:rsid="0010f096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fo:font-size="12pt" fo:language="ru" fo:country="RU" officeooo:rsid="0012019b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fo:font-size="12pt" fo:language="ru" fo:country="RU" officeooo:rsid="0012616c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fo:font-size="12pt" fo:language="ru" fo:country="RU" officeooo:rsid="0002d59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fo:font-size="12pt" fo:language="ru" fo:country="RU" officeooo:rsid="000d3fd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fo:font-size="12pt" fo:language="ru" fo:country="RU" officeooo:rsid="0010f09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fo:font-size="12pt" fo:language="ru" fo:country="RU" officeooo:rsid="0012019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fo:language="ru" fo:country="RU" style:font-name-asian="Times New Roman" style:font-name-complex="Times New Roman" style:language-complex="ar" style:country-complex="SA"/>
    </style:style>
    <style:style style:name="T16" style:family="text">
      <style:text-properties fo:language="ru" fo:country="RU" style:language-complex="ar" style:country-complex="SA"/>
    </style:style>
    <style:style style:name="T17" style:family="text">
      <style:text-properties fo:language="ru" fo:country="RU" officeooo:rsid="0011da81" style:language-complex="ar" style:country-complex="SA"/>
    </style:style>
    <style:style style:name="T18" style:family="text">
      <style:text-properties fo:language="ru" fo:country="RU" officeooo:rsid="0010f096" style:language-complex="ar" style:country-complex="SA"/>
    </style:style>
    <style:style style:name="T19" style:family="text">
      <style:text-properties fo:language="ru" fo:country="RU" officeooo:rsid="001321f1" style:language-complex="ar" style:country-complex="SA"/>
    </style:style>
    <style:style style:name="T20" style:family="text">
      <style:text-properties fo:language="ru" fo:country="RU" officeooo:rsid="0014d7da" style:language-complex="ar" style:country-complex="SA"/>
    </style:style>
    <style:style style:name="T21" style:family="text">
      <style:text-properties fo:font-size="11pt" fo:language="ru" fo:country="RU" style:font-size-asian="11pt" style:language-asian="en" style:country-asian="US" style:font-size-complex="11pt" style:language-complex="ar" style:country-complex="SA"/>
    </style:style>
    <style:style style:name="T22" style:family="text">
      <style:text-properties fo:font-size="11pt" fo:language="ru" fo:country="RU" officeooo:rsid="0011da81" style:font-size-asian="11pt" style:language-asian="en" style:country-asian="US" style:font-size-complex="11pt" style:language-complex="ar" style:country-complex="SA"/>
    </style:style>
    <style:style style:name="T23" style:family="text">
      <style:text-properties officeooo:rsid="0012616c"/>
    </style:style>
    <style:style style:name="T24" style:family="text">
      <style:text-properties officeooo:rsid="001321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Клинико-лабораторные эффекты глюкокортикоидной терапии </text:span><text:span text:style-name="T2">у детей с тяжелой политравмой: </text:span><text:span text:style-name="T3">исследование серии случаев</text:span></text:p>
      <text:p text:style-name="P5">Пшениснов К.В., Липин А.С.</text:p>
      <text:p text:style-name="P25">Пшениснов Константин Викторовч / Pshenisnov Konstantin Victorovich — кандидат медицинских наук, врач анестезиолог-реаниматолог, Кафедра анестезиологии, реаниматологии и неотложной педиатрии ФП и ДПО Санкт-Петербургского Государственного Педиатрического Медицинского Университета, г.Санкт-Петербург</text:p>
      <text:p text:style-name="P25">Липин Андрей Сергеевич / Lipin Andrei Sergeevich — врач анестезиолог-реаниматолог, аналитик данных, г. Санкт-Петербург</text:p>
      <text:p text:style-name="P1"/>
      <text:p text:style-name="P6">Аннотация</text:p>
      <text:p text:style-name="P2"><text:span text:style-name="T15">Тяжелая политравма является одной из наиболее частых причин летальных исходов у детей, причем, чем младше ребенок, тем выше вероятность неблагоприятного исхода </text:span><text:span text:style-name="T4">(ссылки)</text:span><text:span text:style-name="T15">. Нередко она приводит к необратимому поражению ЦНС и смерти мозга на фоне перенесенной системной гипоксии. Несмотря на многочисленные международные рекомендации по лечению политравмы, как у взрослых, так и у детей, большинство из них содержат базовые принципы интенсивной терапии и не уделяют должного внимания тонкостям и деталям отдельных терапевтических стратегий, которые оказывают существенное влияние на исход.</text:span></text:p>
      <text:p text:style-name="P2"><text:span text:style-name="T5">Цели исследования: 1) </text:span><text:span text:style-name="T11">оценить вклад гормональной терапии в изменение клинико-лабораторных показателей</text:span><text:span text:style-name="T5">; 2) оценить возможность использования факта назначения ГТ в качестве предиктора исхода политравмы.</text:span></text:p>
      <text:p text:style-name="P3"><text:span text:style-name="T5">В исследовании приняли участие 203 пациента с сочетанной травмой, нуждавшиеся в лечении в условиях ОРИТ и соответствовавшие критериям включения: возраст до 18 лет, отсутствие сопутствующей патологии. Исследование проведено на базе педиатрических ОРИТ Северо-Западного федерального округа </text:span><text:span text:style-name="T14">РФ</text:span><text:span text:style-name="T5">, </text:span><text:span text:style-name="T14">БУЗ</text:span><text:span text:style-name="T5"> </text:span><text:span text:style-name="T14">ВО</text:span><text:span text:style-name="T5"> «Воронежская Областная Детская Клиническая Больница №1», </text:span><text:span text:style-name="T14">ГБУЗ</text:span><text:span text:style-name="T5"> «Самарская Областная Клиническая Больница им. В.</text:span><text:span text:style-name="T9">Д</text:span><text:span text:style-name="T5">. </text:span><text:soft-page-break/><text:span text:style-name="T5">Середавина», ГБУЗ «Республиканская Детская Клиническая Больница» </text:span><text:span text:style-name="T9">Р</text:span><text:span text:style-name="T5">еспублики </text:span><text:span text:style-name="T9">Б</text:span><text:span text:style-name="T5">ашкортостан. Выбор параметров для исследования определялся их рутинным использованием и возможностью наблюдения изменений показателей в динамике. Для данной работы было отобрано 17 клинико-лабораторных показателей; выбор показателей основывался на количестве записей каждого параметра, отражающего гемодинамику, инфузионную, кислородную и инотропную поддержку, тромбообразование, уровни ферментной активности и лактат как показатель ацидоза. Дополнительно использовались антропометрические данные: возраст, вес, площадь тела.</text:span></text:p>
      <text:p text:style-name="P33"><text:span text:style-name="T5">Исследование было разбито на несколько аналитических этапов. </text:span><text:span text:style-name="T6">Первый этап позволил нам выявить, что первый день наблюдений значимо отличается по исследуемым признакам от средних значений наблюдений пациентов за все дни и значений за все дни (без агрегации, </text:span><text:span text:style-name="T10">с исключением первого дня</text:span><text:span text:style-name="T6">) </text:span><text:span text:style-name="T10">(см. Таблица 1)</text:span><text:span text:style-name="T6">. Это может говорить о том, что в первый день исследуемые показатели еще не скоррегированы, и только на фоне проводимой терапии стремятся к своим наблюдаемым средним показателям.</text:span></text:p>
      <text:p text:style-name="P8">Таблица <text:sequence text:ref-name="refTable0" text:name="Table" text:formula="ooow:Table+1" style:num-format="1">1</text:sequence>: Результаты сравнительного анализа исследуемых параметров 3 групп: за первый день, средние величины за все дни, неагрегированные данные за все дни после первого дн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5"/>
        <table:table-header-rows>
          <table:table-row table:style-name="TableLine94759029547120">
            <table:table-cell table:style-name="Таблица1.A1" table:number-rows-spanned="2" office:value-type="string">
              <text:p text:style-name="P21">Показатель</text:p>
            </table:table-cell>
            <table:table-cell table:style-name="Таблица1.A1" table:number-columns-spanned="2" office:value-type="string">
              <text:p text:style-name="P18">Значимость различий между тремя группами (1 день, средние значения, все значения за дни после первого)</text:p>
            </table:table-cell>
            <table:covered-table-cell/>
            <table:table-cell table:style-name="Таблица1.A1" table:number-columns-spanned="2" office:value-type="string">
              <text:p text:style-name="P17">Значимость различий между группой значений 1 дня и значениями за остальные дни</text:p>
            </table:table-cell>
            <table:covered-table-cell/>
            <table:table-cell table:style-name="Таблица1.A1" table:number-columns-spanned="2" office:value-type="string">
              <text:p text:style-name="P17">Значимость различий между группой значений 1 дня и средними показателями за <text:s/>все дни</text:p>
            </table:table-cell>
            <table:covered-table-cell/>
          </table:table-row>
        </table:table-header-rows>
        <table:table-row table:style-name="TableLine94759263001680">
          <table:covered-table-cell/>
          <table:table-cell table:style-name="Таблица1.A1" office:value-type="string">
            <text:p text:style-name="P21"><text:span text:style-name="T23">p</text:span>-value</text:p>
          </table:table-cell>
          <table:table-cell table:style-name="Таблица1.A1" office:value-type="string">
            <text:p text:style-name="P21">Значимость</text:p>
          </table:table-cell>
          <table:table-cell table:style-name="Таблица1.A1" office:value-type="string">
            <text:p text:style-name="P12"><text:span text:style-name="T23">p</text:span>-value</text:p>
          </table:table-cell>
          <table:table-cell table:style-name="Таблица1.A1" office:value-type="string">
            <text:p text:style-name="P12">Значимость</text:p>
          </table:table-cell>
          <table:table-cell table:style-name="Таблица1.A1" office:value-type="string">
            <text:p text:style-name="P12"><text:span text:style-name="T23">p</text:span>-value</text:p>
          </table:table-cell>
          <table:table-cell table:style-name="Таблица1.A1" office:value-type="string">
            <text:p text:style-name="P12">Значимость</text:p>
          </table:table-cell>
        </table:table-row>
        <table:table-row table:style-name="TableLine94758938016352">
          <table:table-cell table:style-name="Таблица1.A1" office:value-type="string">
            <text:p text:style-name="P12">GT</text:p>
          </table:table-cell>
          <table:table-cell table:style-name="Таблица1.B3" office:value-type="float" office:value="0.058">
            <text:p text:style-name="P9">0,058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4030469">
            <text:p text:style-name="P9">0,403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235">
            <text:p text:style-name="P9">0,235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60101632">
          <table:table-cell table:style-name="Таблица1.A1" office:value-type="string">
            <text:p text:style-name="P12">САД</text:p>
          </table:table-cell>
          <table:table-cell table:style-name="Таблица1.B3" office:value-type="float" office:value="0.0003736152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2004611">
            <text:p text:style-name="P9">0,020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458347">
            <text:p text:style-name="P9">0,458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035690608">
          <table:table-cell table:style-name="Таблица1.A1" office:value-type="string">
            <text:p text:style-name="P12">ДАД</text:p>
          </table:table-cell>
          <table:table-cell table:style-name="Таблица1.B3" office:value-type="float" office:value="0.07622696">
            <text:p text:style-name="P9">0,076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08326711">
            <text:p text:style-name="P9">0,083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69611">
            <text:p text:style-name="P9">0,696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009887760">
          <table:table-cell table:style-name="Таблица1.A1" office:value-type="string">
            <text:p text:style-name="P12">СрАД</text:p>
          </table:table-cell>
          <table:table-cell table:style-name="Таблица1.B3" office:value-type="float" office:value="0.009925411">
            <text:p text:style-name="P9">0,01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4775651">
            <text:p text:style-name="P9">0,048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847987">
            <text:p text:style-name="P9">0,848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035131040">
          <table:table-cell table:style-name="Таблица1.A1" office:value-type="string">
            <text:p text:style-name="P12">ЧСС</text:p>
          </table:table-cell>
          <table:table-cell table:style-name="Таблица1.B3" office:value-type="float" office:value="0.0002160841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1103317">
            <text:p text:style-name="P9">0,011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386418">
            <text:p text:style-name="P9">0,386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59488880">
          <table:table-cell table:style-name="Таблица1.A1" office:value-type="string">
            <text:p text:style-name="P12">ИА</text:p>
          </table:table-cell>
          <table:table-cell table:style-name="Таблица1.B3" office:value-type="float" office:value="0.000002243915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5647567">
            <text:p text:style-name="P9">0,006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174968">
            <text:p text:style-name="P9">0,175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80217088">
          <table:table-cell table:style-name="Таблица1.A1" office:value-type="string">
            <text:p text:style-name="P12">SpO2</text:p>
          </table:table-cell>
          <table:table-cell table:style-name="Таблица1.B3" office:value-type="float" office:value="0.148466">
            <text:p text:style-name="P9">0,148</text:p>
          </table:table-cell>
          <table:table-cell table:style-name="Таблица1.A1" office:value-type="string">
            <text:p text:style-name="P13">Не значимое <text:soft-page-break/>различие</text:p>
          </table:table-cell>
          <table:table-cell table:style-name="Таблица1.B3" office:value-type="float" office:value="0.009575236">
            <text:p text:style-name="P9">0,010</text:p>
          </table:table-cell>
          <table:table-cell table:style-name="Таблица1.A1" office:value-type="string">
            <text:p text:style-name="P9">Различие <text:soft-page-break/>значимо</text:p>
          </table:table-cell>
          <table:table-cell table:style-name="Таблица1.B3" office:value-type="float" office:value="0.116106">
            <text:p text:style-name="P9">0,116</text:p>
          </table:table-cell>
          <table:table-cell table:style-name="Таблица1.A1" office:value-type="string">
            <text:p text:style-name="P9">Не значимое <text:soft-page-break/>различие</text:p>
          </table:table-cell>
        </table:table-row>
        <table:table-row table:style-name="TableLine94759042541072">
          <table:table-cell table:style-name="Таблица1.A1" office:value-type="string">
            <text:p text:style-name="P12">Масса тела</text:p>
          </table:table-cell>
          <table:table-cell table:style-name="Таблица1.B3" office:value-type="float" office:value="0.2279848">
            <text:p text:style-name="P9">0,228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9006342">
            <text:p text:style-name="P9">0,901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350563">
            <text:p text:style-name="P9">0,351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50886656">
          <table:table-cell table:style-name="Таблица1.A1" office:value-type="string">
            <text:p text:style-name="P12">Cl-</text:p>
          </table:table-cell>
          <table:table-cell table:style-name="Таблица1.B3" office:value-type="float" office:value="0.000001660216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4895631">
            <text:p text:style-name="P9">0,005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239882">
            <text:p text:style-name="P9">0,240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61543536">
          <table:table-cell table:style-name="Таблица1.A1" office:value-type="string">
            <text:p text:style-name="P12">Лактат</text:p>
          </table:table-cell>
          <table:table-cell table:style-name="Таблица1.B3" office:value-type="float" office:value="0.9727862">
            <text:p text:style-name="P9">0,973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8024368">
            <text:p text:style-name="P9">0,802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825868">
            <text:p text:style-name="P9">0,826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029045008">
          <table:table-cell table:style-name="Таблица1.A1" office:value-type="string">
            <text:p text:style-name="P12">Амилаза</text:p>
          </table:table-cell>
          <table:table-cell table:style-name="Таблица1.B3" office:value-type="float" office:value="0.0000000000009175281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0535238">
            <text:p text:style-name="P9">0,001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022819">
            <text:p text:style-name="P9">0,023</text:p>
          </table:table-cell>
          <table:table-cell table:style-name="Таблица1.A1" office:value-type="string">
            <text:p text:style-name="P9">Различие значимо</text:p>
          </table:table-cell>
        </table:table-row>
        <table:table-row table:style-name="TableLine94759166246144">
          <table:table-cell table:style-name="Таблица1.A1" office:value-type="string">
            <text:p text:style-name="P12">АЛТ</text:p>
          </table:table-cell>
          <table:table-cell table:style-name="Таблица1.B3" office:value-type="float" office:value="0.157353">
            <text:p text:style-name="P9">0,157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4139785">
            <text:p text:style-name="P9">0,414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841252">
            <text:p text:style-name="P9">0,841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260174256">
          <table:table-cell table:style-name="Таблица1.A1" office:value-type="string">
            <text:p text:style-name="P12">АСТ</text:p>
          </table:table-cell>
          <table:table-cell table:style-name="Таблица1.B3" office:value-type="float" office:value="0.7784641">
            <text:p text:style-name="P9">0,778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9645753">
            <text:p text:style-name="P9">0,965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595342">
            <text:p text:style-name="P9">0,595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311351088">
          <table:table-cell table:style-name="Таблица1.A1" office:value-type="string">
            <text:p text:style-name="P12">АЧТВ</text:p>
          </table:table-cell>
          <table:table-cell table:style-name="Таблица1.B3" office:value-type="float" office:value="0.000000000007491574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2220015">
            <text:p text:style-name="P9">0,002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008645">
            <text:p text:style-name="P9">0,009</text:p>
          </table:table-cell>
          <table:table-cell table:style-name="Таблица1.A1" office:value-type="string">
            <text:p text:style-name="P9">Различие значимо</text:p>
          </table:table-cell>
        </table:table-row>
        <table:table-row table:style-name="TableLine94759263333296">
          <table:table-cell table:style-name="Таблица1.A1" office:value-type="string">
            <text:p text:style-name="P12">Инфузия, % от N</text:p>
          </table:table-cell>
          <table:table-cell table:style-name="Таблица1.B3" office:value-type="float" office:value="2.460279E-021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000000001818194">
            <text:p text:style-name="P9">0,000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390256">
            <text:p text:style-name="P9">0,390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166212320">
          <table:table-cell table:style-name="Таблица1.A1" office:value-type="string">
            <text:p text:style-name="P12">КИ</text:p>
          </table:table-cell>
          <table:table-cell table:style-name="Таблица1.B3" office:value-type="float" office:value="0.000000004635363">
            <text:p text:style-name="P9">0,000</text:p>
          </table:table-cell>
          <table:table-cell table:style-name="Таблица1.A1" office:value-type="string">
            <text:p text:style-name="P13">Различие значимо</text:p>
          </table:table-cell>
          <table:table-cell table:style-name="Таблица1.B3" office:value-type="float" office:value="0.002465847">
            <text:p text:style-name="P9">0,002</text:p>
          </table:table-cell>
          <table:table-cell table:style-name="Таблица1.A1" office:value-type="string">
            <text:p text:style-name="P9">Различие значимо</text:p>
          </table:table-cell>
          <table:table-cell table:style-name="Таблица1.B3" office:value-type="float" office:value="0.057475">
            <text:p text:style-name="P9">0,057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  <table:table-row table:style-name="TableLine94759311441616">
          <table:table-cell table:style-name="Таблица1.A1" office:value-type="string">
            <text:p text:style-name="P12">Площадь тела</text:p>
          </table:table-cell>
          <table:table-cell table:style-name="Таблица1.B3" office:value-type="float" office:value="0.08889063">
            <text:p text:style-name="P9">0,089</text:p>
          </table:table-cell>
          <table:table-cell table:style-name="Таблица1.A1" office:value-type="string">
            <text:p text:style-name="P13">Не значимое различие</text:p>
          </table:table-cell>
          <table:table-cell table:style-name="Таблица1.B3" office:value-type="float" office:value="0.8712825">
            <text:p text:style-name="P9">0,871</text:p>
          </table:table-cell>
          <table:table-cell table:style-name="Таблица1.A1" office:value-type="string">
            <text:p text:style-name="P9">Не значимое различие</text:p>
          </table:table-cell>
          <table:table-cell table:style-name="Таблица1.B3" office:value-type="float" office:value="0.17729">
            <text:p text:style-name="P9">0,177</text:p>
          </table:table-cell>
          <table:table-cell table:style-name="Таблица1.A1" office:value-type="string">
            <text:p text:style-name="P9">Не значимое различие</text:p>
          </table:table-cell>
        </table:table-row>
      </table:table>
      <text:p text:style-name="P33"/>
      <text:p text:style-name="P33"><text:span text:style-name="T6">Н</text:span><text:span text:style-name="T5">а </text:span><text:span text:style-name="T12">следующем этапе</text:span><text:span text:style-name="T5"> было </text:span><text:span text:style-name="T7">сформировано 9 групп по признакам использования ГТ и исхода заболевания - и</text:span><text:span text:style-name="T5"> обнаружено, что все 9 сформированных групп пациентов имеют значимое различие при сравнении показателей за первые 7 дней лечения. Таким образом, была опровергнута нулевая гипотеза о том, что терапия глюкокортикоидами никаким образом не влияет на клинико-лабораторные показатели — и принята альтернативная гипотеза о том, что </text:span><text:span text:style-name="T8">внутри всех </text:span><text:span text:style-name="T5">групп, </text:span><text:span text:style-name="T8">кроме умерших пациентов (вне зависимости от использования ГТ),</text:span><text:span text:style-name="T5"> име</text:span><text:span text:style-name="T8">ю</text:span><text:span text:style-name="T5">тся значим</text:span><text:span text:style-name="T8">ы</text:span><text:span text:style-name="T5">е различи</text:span><text:span text:style-name="T8">я</text:span><text:span text:style-name="T5"> </text:span><text:span text:style-name="T13">в исследуемых показателях в разные дни наблюдения</text:span><text:span text:style-name="T5">. </text:span><text:span text:style-name="T6">Результаты проведенного теста Фридмана представлены в таблице </text:span><text:span text:style-name="T10">2</text:span><text:span text:style-name="T6">.</text:span></text:p>
      <text:p text:style-name="P8"><text:soft-page-break/>Таблица <text:sequence text:ref-name="refTable1" text:name="Table" text:formula="ooow:Table+1" style:num-format="1">2</text:sequence>: Сравнительный анализ парных выборок пациентов за первые 7 дней</text:p>
      <table:table table:name="Таблица2" table:style-name="Таблица2">
        <table:table-column table:style-name="Таблица2.A" table:number-columns-repeated="10"/>
        <table:table-row table:style-name="TableLine94759029962256">
          <table:table-cell office:value-type="string">
            <text:p text:style-name="P34">Параметры</text:p>
          </table:table-cell>
          <table:table-cell office:value-type="string">
            <text:p text:style-name="P35">Все пациенты</text:p>
          </table:table-cell>
          <table:table-cell office:value-type="string">
            <text:p text:style-name="P35">Выжили</text:p>
          </table:table-cell>
          <table:table-cell office:value-type="string">
            <text:p text:style-name="P35">Выжили, не получали ГТ</text:p>
          </table:table-cell>
          <table:table-cell office:value-type="string">
            <text:p text:style-name="P35">Выжили, получали ГТ</text:p>
          </table:table-cell>
          <table:table-cell office:value-type="string">
            <text:p text:style-name="P35">Не получали ГТ</text:p>
          </table:table-cell>
          <table:table-cell office:value-type="string">
            <text:p text:style-name="P35">Получали ГТ</text:p>
          </table:table-cell>
          <table:table-cell office:value-type="string">
            <text:p text:style-name="P35">Умерли</text:p>
          </table:table-cell>
          <table:table-cell office:value-type="string">
            <text:p text:style-name="P35">Умерли, не получали ГТ</text:p>
          </table:table-cell>
          <table:table-cell office:value-type="string">
            <text:p text:style-name="P35">Умерли, получали ГТ</text:p>
          </table:table-cell>
        </table:table-row>
        <table:table-row table:style-name="TableLine94759029962256">
          <table:table-cell office:value-type="string">
            <text:p text:style-name="P33">Cl-</text:p>
          </table:table-cell>
          <table:table-cell office:value-type="string">
            <text:p text:style-name="P33">0,001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168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454</text:p>
          </table:table-cell>
          <table:table-cell office:value-type="string">
            <text:p text:style-name="P33">0,001</text:p>
          </table:table-cell>
          <table:table-cell office:value-type="string">
            <text:p text:style-name="P33">0,339</text:p>
          </table:table-cell>
          <table:table-cell office:value-type="string">
            <text:p text:style-name="P33">0,378</text:p>
          </table:table-cell>
          <table:table-cell office:value-type="string">
            <text:p text:style-name="P33">0,723</text:p>
          </table:table-cell>
        </table:table-row>
        <table:table-row table:style-name="TableLine94759029962256">
          <table:table-cell office:value-type="string">
            <text:p text:style-name="P33">SpO2</text:p>
          </table:table-cell>
          <table:table-cell office:value-type="string">
            <text:p text:style-name="P33">0,689</text:p>
          </table:table-cell>
          <table:table-cell office:value-type="string">
            <text:p text:style-name="P33">0,628</text:p>
          </table:table-cell>
          <table:table-cell office:value-type="string">
            <text:p text:style-name="P33">0,832</text:p>
          </table:table-cell>
          <table:table-cell office:value-type="string">
            <text:p text:style-name="P33">0,239</text:p>
          </table:table-cell>
          <table:table-cell office:value-type="string">
            <text:p text:style-name="P33">0,553</text:p>
          </table:table-cell>
          <table:table-cell office:value-type="string">
            <text:p text:style-name="P33">0,182</text:p>
          </table:table-cell>
          <table:table-cell office:value-type="string">
            <text:p text:style-name="P33">0,125</text:p>
          </table:table-cell>
          <table:table-cell office:value-type="string">
            <text:p text:style-name="P33">0,034</text:p>
          </table:table-cell>
          <table:table-cell office:value-type="string">
            <text:p text:style-name="P33">0,045</text:p>
          </table:table-cell>
        </table:table-row>
        <table:table-row table:style-name="TableLine94759029962256">
          <table:table-cell office:value-type="string">
            <text:p text:style-name="P33">АЛТ</text:p>
          </table:table-cell>
          <table:table-cell office:value-type="string">
            <text:p text:style-name="P33">0,003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12</text:p>
          </table:table-cell>
          <table:table-cell office:value-type="string">
            <text:p text:style-name="P33">0,074</text:p>
          </table:table-cell>
          <table:table-cell office:value-type="string">
            <text:p text:style-name="P33">0,024</text:p>
          </table:table-cell>
          <table:table-cell office:value-type="string">
            <text:p text:style-name="P33">0,176</text:p>
          </table:table-cell>
          <table:table-cell office:value-type="string">
            <text:p text:style-name="P33">0,889</text:p>
          </table:table-cell>
          <table:table-cell office:value-type="string">
            <text:p text:style-name="P33">0,757</text:p>
          </table:table-cell>
          <table:table-cell office:value-type="string">
            <text:p text:style-name="P33">0,929</text:p>
          </table:table-cell>
        </table:table-row>
        <table:table-row table:style-name="TableLine94759029962256">
          <table:table-cell office:value-type="string">
            <text:p text:style-name="P33">АСТ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880</text:p>
          </table:table-cell>
          <table:table-cell office:value-type="string">
            <text:p text:style-name="P33">0,822</text:p>
          </table:table-cell>
          <table:table-cell office:value-type="string">
            <text:p text:style-name="P33">0,941</text:p>
          </table:table-cell>
        </table:table-row>
        <table:table-row table:style-name="TableLine94759029962256">
          <table:table-cell office:value-type="string">
            <text:p text:style-name="P33">АЧТВ</text:p>
          </table:table-cell>
          <table:table-cell office:value-type="string">
            <text:p text:style-name="P33">0,100</text:p>
          </table:table-cell>
          <table:table-cell office:value-type="string">
            <text:p text:style-name="P33">0,036</text:p>
          </table:table-cell>
          <table:table-cell office:value-type="string">
            <text:p text:style-name="P33">0,439</text:p>
          </table:table-cell>
          <table:table-cell office:value-type="string">
            <text:p text:style-name="P33">0,083</text:p>
          </table:table-cell>
          <table:table-cell office:value-type="string">
            <text:p text:style-name="P33">0,310</text:p>
          </table:table-cell>
          <table:table-cell office:value-type="string">
            <text:p text:style-name="P33">0,281</text:p>
          </table:table-cell>
          <table:table-cell office:value-type="string">
            <text:p text:style-name="P33">0,004</text:p>
          </table:table-cell>
          <table:table-cell office:value-type="string">
            <text:p text:style-name="P33">0,098</text:p>
          </table:table-cell>
          <table:table-cell office:value-type="string">
            <text:p text:style-name="P33">0,119</text:p>
          </table:table-cell>
        </table:table-row>
        <table:table-row table:style-name="TableLine94759029962256">
          <table:table-cell office:value-type="string">
            <text:p text:style-name="P33">Амилаза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667</text:p>
          </table:table-cell>
          <table:table-cell office:value-type="string">
            <text:p text:style-name="P33">0,423</text:p>
          </table:table-cell>
          <table:table-cell office:value-type="string">
            <text:p text:style-name="P33">0,423</text:p>
          </table:table-cell>
        </table:table-row>
        <table:table-row table:style-name="TableLine94759029962256">
          <table:table-cell office:value-type="string">
            <text:p text:style-name="P33">ДАД</text:p>
          </table:table-cell>
          <table:table-cell office:value-type="string">
            <text:p text:style-name="P33">0,00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44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94</text:p>
          </table:table-cell>
          <table:table-cell office:value-type="string">
            <text:p text:style-name="P33">0,008</text:p>
          </table:table-cell>
          <table:table-cell office:value-type="string">
            <text:p text:style-name="P33">0,809</text:p>
          </table:table-cell>
          <table:table-cell office:value-type="string">
            <text:p text:style-name="P33">0,052</text:p>
          </table:table-cell>
          <table:table-cell office:value-type="string">
            <text:p text:style-name="P33">0,146</text:p>
          </table:table-cell>
        </table:table-row>
        <table:table-row table:style-name="TableLine94759029962256">
          <table:table-cell office:value-type="string">
            <text:p text:style-name="P33">Диурез, мл/кг</text:p>
          </table:table-cell>
          <table:table-cell office:value-type="string">
            <text:p text:style-name="P33">0,001</text:p>
          </table:table-cell>
          <table:table-cell office:value-type="string">
            <text:p text:style-name="P33">0,003</text:p>
          </table:table-cell>
          <table:table-cell office:value-type="string">
            <text:p text:style-name="P33">0,376</text:p>
          </table:table-cell>
          <table:table-cell office:value-type="string">
            <text:p text:style-name="P33">0,008</text:p>
          </table:table-cell>
          <table:table-cell office:value-type="string">
            <text:p text:style-name="P33">0,292</text:p>
          </table:table-cell>
          <table:table-cell office:value-type="string">
            <text:p text:style-name="P33">0,001</text:p>
          </table:table-cell>
          <table:table-cell office:value-type="string">
            <text:p text:style-name="P33">0,507</text:p>
          </table:table-cell>
          <table:table-cell office:value-type="string">
            <text:p text:style-name="P33">0,756</text:p>
          </table:table-cell>
          <table:table-cell office:value-type="string">
            <text:p text:style-name="P33">0,157</text:p>
          </table:table-cell>
        </table:table-row>
        <table:table-row table:style-name="TableLine94759029962256">
          <table:table-cell office:value-type="string">
            <text:p text:style-name="P33">ИА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80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76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656</text:p>
          </table:table-cell>
          <table:table-cell office:value-type="string">
            <text:p text:style-name="P33">0,715</text:p>
          </table:table-cell>
          <table:table-cell office:value-type="string">
            <text:p text:style-name="P33">0,501</text:p>
          </table:table-cell>
        </table:table-row>
        <table:table-row table:style-name="TableLine94759029962256">
          <table:table-cell office:value-type="string">
            <text:p text:style-name="P33">Инфузия, % от N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93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11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869</text:p>
          </table:table-cell>
          <table:table-cell office:value-type="string">
            <text:p text:style-name="P33">0,920</text:p>
          </table:table-cell>
          <table:table-cell office:value-type="string">
            <text:p text:style-name="P33">0,728</text:p>
          </table:table-cell>
        </table:table-row>
        <table:table-row table:style-name="TableLine94759029962256">
          <table:table-cell office:value-type="string">
            <text:p text:style-name="P33">КИ</text:p>
          </table:table-cell>
          <table:table-cell office:value-type="string">
            <text:p text:style-name="P33">0,006</text:p>
          </table:table-cell>
          <table:table-cell office:value-type="string">
            <text:p text:style-name="P33">0,006</text:p>
          </table:table-cell>
          <table:table-cell office:value-type="string">
            <text:p text:style-name="P33">0,614</text:p>
          </table:table-cell>
          <table:table-cell office:value-type="string">
            <text:p text:style-name="P33">0,014</text:p>
          </table:table-cell>
          <table:table-cell office:value-type="string">
            <text:p text:style-name="P33">0,406</text:p>
          </table:table-cell>
          <table:table-cell office:value-type="string">
            <text:p text:style-name="P33">0,023</text:p>
          </table:table-cell>
          <table:table-cell office:value-type="string">
            <text:p text:style-name="P33">0,007</text:p>
          </table:table-cell>
          <table:table-cell office:value-type="string">
            <text:p text:style-name="P33">0,127</text:p>
          </table:table-cell>
          <table:table-cell office:value-type="string">
            <text:p text:style-name="P33">0,036</text:p>
          </table:table-cell>
        </table:table-row>
        <table:table-row table:style-name="TableLine94759029962256">
          <table:table-cell office:value-type="string">
            <text:p text:style-name="P33">Лактат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391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64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669</text:p>
          </table:table-cell>
          <table:table-cell office:value-type="string">
            <text:p text:style-name="P33">0,658</text:p>
          </table:table-cell>
          <table:table-cell office:value-type="string">
            <text:p text:style-name="P33">0,732</text:p>
          </table:table-cell>
        </table:table-row>
        <table:table-row table:style-name="TableLine94759029962256">
          <table:table-cell office:value-type="string">
            <text:p text:style-name="P33">САД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332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196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767</text:p>
          </table:table-cell>
          <table:table-cell office:value-type="string">
            <text:p text:style-name="P33">0,175</text:p>
          </table:table-cell>
          <table:table-cell office:value-type="string">
            <text:p text:style-name="P33">0,463</text:p>
          </table:table-cell>
        </table:table-row>
        <table:table-row table:style-name="TableLine94759029962256">
          <table:table-cell office:value-type="string">
            <text:p text:style-name="P33">СрАД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295</text:p>
          </table:table-cell>
          <table:table-cell office:value-type="string">
            <text:p text:style-name="P33">0,000</text:p>
          </table:table-cell>
          <table:table-cell office:value-type="string">
            <text:p text:style-name="P33">0,064</text:p>
          </table:table-cell>
          <table:table-cell office:value-type="string">
            <text:p text:style-name="P33">0,001</text:p>
          </table:table-cell>
          <table:table-cell office:value-type="string">
            <text:p text:style-name="P33">0,876</text:p>
          </table:table-cell>
          <table:table-cell office:value-type="string">
            <text:p text:style-name="P33">0,034</text:p>
          </table:table-cell>
          <table:table-cell office:value-type="string">
            <text:p text:style-name="P33">0,320</text:p>
          </table:table-cell>
        </table:table-row>
        <table:table-row table:style-name="TableLine94759029962256">
          <table:table-cell office:value-type="string">
            <text:p text:style-name="P33">ЧСС</text:p>
          </table:table-cell>
          <table:table-cell office:value-type="string">
            <text:p text:style-name="P33">0,012</text:p>
          </table:table-cell>
          <table:table-cell office:value-type="string">
            <text:p text:style-name="P33">0,003</text:p>
          </table:table-cell>
          <table:table-cell office:value-type="string">
            <text:p text:style-name="P33">0,679</text:p>
          </table:table-cell>
          <table:table-cell office:value-type="string">
            <text:p text:style-name="P33">0,002</text:p>
          </table:table-cell>
          <table:table-cell office:value-type="string">
            <text:p text:style-name="P33">0,667</text:p>
          </table:table-cell>
          <table:table-cell office:value-type="string">
            <text:p text:style-name="P33">0,015</text:p>
          </table:table-cell>
          <table:table-cell office:value-type="string">
            <text:p text:style-name="P33">0,517</text:p>
          </table:table-cell>
          <table:table-cell office:value-type="string">
            <text:p text:style-name="P33">0,904</text:p>
          </table:table-cell>
          <table:table-cell office:value-type="string">
            <text:p text:style-name="P33">0,274</text:p>
          </table:table-cell>
        </table:table-row>
      </table:table>
      <text:p text:style-name="P32"/>
      <text:p text:style-name="P26"><text:span text:style-name="T16">Далее мы перешли к анализу различий между группами. Был проведен графический анализ. На графиках бокс-плот значительных, бросающихся в глаза различий между группами выявлено не было. Однако на графиках средних значений с доверительными интервалами для среднего <text:s/>было отчетливо видно, что ДИ в группах умерших пациентов шире, чем в группах выживших; а в группах не получавших ГТ шире, чем в группе получавших ГТ. Данное наблюдение было проверено тестом Краскела-Уоллиса </text:span><text:span text:style-name="T19">(см. результаты в Таблице 3)</text:span><text:span text:style-name="T16">: не смотря на отсутствие значимых различий по записям отдельных значений исследуемых параметров, он показал наличие значительной разницы по минимальным и максимальным границам ДИ, что подтверждает наше наблюдение: ГТ позволяет удерживать средние значения исследуемых параметров в более узких пределах.</text:span></text:p>
      <text:p text:style-name="P26"><text:soft-page-break/><text:span text:style-name="T16"/></text:p>
      <text:p text:style-name="P8">Таблица <text:sequence text:ref-name="refTable2" text:name="Table" text:formula="ooow:Table+1" style:num-format="1">3</text:sequence>: Результаты (p-value) теста Краскела-Уоллиса по сравнению границ ДИ между всеми группами пациент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9">Параметр</text:p>
            </table:table-cell>
            <table:table-cell table:style-name="Таблица3.A1" office:value-type="string">
              <text:p text:style-name="P23">p-value</text:p>
            </table:table-cell>
            <table:table-cell table:style-name="Таблица3.A1" office:value-type="string">
              <text:p text:style-name="P19">Параметр</text:p>
            </table:table-cell>
            <table:table-cell table:style-name="Таблица3.A1" office:value-type="string">
              <text:p text:style-name="P23">p-value</text:p>
            </table:table-cell>
          </table:table-row>
        </table:table-header-rows>
        <table:table-row table:style-name="Таблица3.1">
          <table:table-cell table:style-name="Таблица3.A1" office:value-type="string">
            <text:p text:style-name="P11">Диурез, мл/кг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Cl-_std_min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ЧСС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ЧТВ_std_min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Диурез, мл/кг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Cl-_std_max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ИА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милаза_std_max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ИА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ЧТВ_std_max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Инфузия, % от N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SpO2_std_max</text:p>
          </table:table-cell>
          <table:table-cell table:style-name="Таблица3.A1" office:value-type="string">
            <text:p text:style-name="P10">0.000</text:p>
          </table:table-cell>
        </table:table-row>
        <table:table-row table:style-name="Таблица3.1">
          <table:table-cell table:style-name="Таблица3.A1" office:value-type="string">
            <text:p text:style-name="P11">Инфузия, % от N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милаза</text:p>
          </table:table-cell>
          <table:table-cell table:style-name="Таблица3.A1" office:value-type="string">
            <text:p text:style-name="P10">0.0003</text:p>
          </table:table-cell>
        </table:table-row>
        <table:table-row table:style-name="Таблица3.1">
          <table:table-cell table:style-name="Таблица3.A1" office:value-type="string">
            <text:p text:style-name="P11">ДАД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КИ</text:p>
          </table:table-cell>
          <table:table-cell table:style-name="Таблица3.A1" office:value-type="string">
            <text:p text:style-name="P10">0.23<text:span text:style-name="T24">2</text:span></text:p>
          </table:table-cell>
        </table:table-row>
        <table:table-row table:style-name="Таблица3.1">
          <table:table-cell table:style-name="Таблица3.A1" office:value-type="string">
            <text:p text:style-name="P11">КИ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Лактат</text:p>
          </table:table-cell>
          <table:table-cell table:style-name="Таблица3.A1" office:value-type="string">
            <text:p text:style-name="P10">0.24<text:span text:style-name="T24">1</text:span></text:p>
          </table:table-cell>
        </table:table-row>
        <table:table-row table:style-name="Таблица3.1">
          <table:table-cell table:style-name="Таблица3.A1" office:value-type="string">
            <text:p text:style-name="P11">Лактат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ЧТВ</text:p>
          </table:table-cell>
          <table:table-cell table:style-name="Таблица3.A1" office:value-type="string">
            <text:p text:style-name="P10">0.43<text:span text:style-name="T24">1</text:span></text:p>
          </table:table-cell>
        </table:table-row>
        <table:table-row table:style-name="Таблица3.1">
          <table:table-cell table:style-name="Таблица3.A1" office:value-type="string">
            <text:p text:style-name="P11">Лактат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СТ</text:p>
          </table:table-cell>
          <table:table-cell table:style-name="Таблица3.A1" office:value-type="string">
            <text:p text:style-name="P10">0.431</text:p>
          </table:table-cell>
        </table:table-row>
        <table:table-row table:style-name="Таблица3.1">
          <table:table-cell table:style-name="Таблица3.A1" office:value-type="string">
            <text:p text:style-name="P11">САД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АЛТ</text:p>
          </table:table-cell>
          <table:table-cell table:style-name="Таблица3.A1" office:value-type="string">
            <text:p text:style-name="P10">0.52<text:span text:style-name="T24">4</text:span></text:p>
          </table:table-cell>
        </table:table-row>
        <table:table-row table:style-name="Таблица3.1">
          <table:table-cell table:style-name="Таблица3.A1" office:value-type="string">
            <text:p text:style-name="P11">САД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SpO2</text:p>
          </table:table-cell>
          <table:table-cell table:style-name="Таблица3.A1" office:value-type="string">
            <text:p text:style-name="P10">0.553</text:p>
          </table:table-cell>
        </table:table-row>
        <table:table-row table:style-name="Таблица3.1">
          <table:table-cell table:style-name="Таблица3.A1" office:value-type="string">
            <text:p text:style-name="P11">СрАД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ИА</text:p>
          </table:table-cell>
          <table:table-cell table:style-name="Таблица3.A1" office:value-type="string">
            <text:p text:style-name="P10">0.5<text:span text:style-name="T24">80</text:span></text:p>
          </table:table-cell>
        </table:table-row>
        <table:table-row table:style-name="Таблица3.1">
          <table:table-cell table:style-name="Таблица3.A1" office:value-type="string">
            <text:p text:style-name="P11">СрАД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ЧСС</text:p>
          </table:table-cell>
          <table:table-cell table:style-name="Таблица3.A1" office:value-type="string">
            <text:p text:style-name="P10">0.601</text:p>
          </table:table-cell>
        </table:table-row>
        <table:table-row table:style-name="Таблица3.1">
          <table:table-cell table:style-name="Таблица3.A1" office:value-type="string">
            <text:p text:style-name="P11">КИ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Масса тела</text:p>
          </table:table-cell>
          <table:table-cell table:style-name="Таблица3.A1" office:value-type="string">
            <text:p text:style-name="P10">0.64<text:span text:style-name="T24">4</text:span></text:p>
          </table:table-cell>
        </table:table-row>
        <table:table-row table:style-name="Таблица3.1">
          <table:table-cell table:style-name="Таблица3.A1" office:value-type="string">
            <text:p text:style-name="P11">ДАД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Cl-</text:p>
          </table:table-cell>
          <table:table-cell table:style-name="Таблица3.A1" office:value-type="string">
            <text:p text:style-name="P10">0.644</text:p>
          </table:table-cell>
        </table:table-row>
        <table:table-row table:style-name="Таблица3.1">
          <table:table-cell table:style-name="Таблица3.A1" office:value-type="string">
            <text:p text:style-name="P11">ЧСС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ДАД</text:p>
          </table:table-cell>
          <table:table-cell table:style-name="Таблица3.A1" office:value-type="string">
            <text:p text:style-name="P10">0.64<text:span text:style-name="T24">7</text:span></text:p>
          </table:table-cell>
        </table:table-row>
        <table:table-row table:style-name="Таблица3.1">
          <table:table-cell table:style-name="Таблица3.A1" office:value-type="string">
            <text:p text:style-name="P11">АЛТ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Возраст</text:p>
          </table:table-cell>
          <table:table-cell table:style-name="Таблица3.A1" office:value-type="string">
            <text:p text:style-name="P10">0.65<text:span text:style-name="T24">2</text:span></text:p>
          </table:table-cell>
        </table:table-row>
        <table:table-row table:style-name="Таблица3.1">
          <table:table-cell table:style-name="Таблица3.A1" office:value-type="string">
            <text:p text:style-name="P11">SpO2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СрАД</text:p>
          </table:table-cell>
          <table:table-cell table:style-name="Таблица3.A1" office:value-type="string">
            <text:p text:style-name="P10">0.681</text:p>
          </table:table-cell>
        </table:table-row>
        <table:table-row table:style-name="Таблица3.1">
          <table:table-cell table:style-name="Таблица3.A1" office:value-type="string">
            <text:p text:style-name="P11">АЛТ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САД</text:p>
          </table:table-cell>
          <table:table-cell table:style-name="Таблица3.A1" office:value-type="string">
            <text:p text:style-name="P10">0.785</text:p>
          </table:table-cell>
        </table:table-row>
        <table:table-row table:style-name="Таблица3.1">
          <table:table-cell table:style-name="Таблица3.A1" office:value-type="string">
            <text:p text:style-name="P11">Амилаза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Инфузия, % от N</text:p>
          </table:table-cell>
          <table:table-cell table:style-name="Таблица3.A1" office:value-type="string">
            <text:p text:style-name="P10">0.78<text:span text:style-name="T24">6</text:span></text:p>
          </table:table-cell>
        </table:table-row>
        <table:table-row table:style-name="Таблица3.1">
          <table:table-cell table:style-name="Таблица3.A1" office:value-type="string">
            <text:p text:style-name="P11">АСТ_std_max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Площадь тела</text:p>
          </table:table-cell>
          <table:table-cell table:style-name="Таблица3.A1" office:value-type="string">
            <text:p text:style-name="P10">0.79<text:span text:style-name="T24">9</text:span></text:p>
          </table:table-cell>
        </table:table-row>
        <table:table-row table:style-name="Таблица3.1">
          <table:table-cell table:style-name="Таблица3.A1" office:value-type="string">
            <text:p text:style-name="P11">АСТ_std_min</text:p>
          </table:table-cell>
          <table:table-cell table:style-name="Таблица3.A1" office:value-type="string">
            <text:p text:style-name="P10">0.000</text:p>
          </table:table-cell>
          <table:table-cell table:style-name="Таблица3.A1" office:value-type="string">
            <text:p text:style-name="P11">Диурез, мл/кг</text:p>
          </table:table-cell>
          <table:table-cell table:style-name="Таблица3.A1" office:value-type="string">
            <text:p text:style-name="P10">0.947</text:p>
          </table:table-cell>
        </table:table-row>
      </table:table>
      <text:p text:style-name="P26"><text:span text:style-name="T16"/></text:p>
      <text:p text:style-name="P29"><text:soft-page-break/><text:span text:style-name="T16">Дальнейшие попытки найти значимые различия между пациентами получающими ГТ и не получающими ГТ в случаях выхода за пределы ДИ не принесли ожидаемых результатов: разница между ними была статистически незначима.</text:span></text:p>
      <text:p text:style-name="P27"><text:span text:style-name="T16">В продолжении исследования, мы воспользовались находкой первого этапа: мы сравнили значения исследуемых параметров за первые сутки у всех пациентов с записями за последующие сутки. Выяснилось, что </text:span><text:span text:style-name="T21">у пациентов с</text:span><text:span text:style-name="T16"> продолжительной </text:span><text:span text:style-name="T21">ГТ</text:span><text:span text:style-name="T16"> (более одних суток, включая первые сутки) значения клинико-лабораторных показателей значимо отличаются от пациентов, у которых ГТ использовалась только 1 (первый) день. Кроме этого, в случае продолжительной терапии наблюдается статистически значимое различие между группой умерших и выживших пациентов. Результаты сравнений указанных групп пациентов приведены в таблицах ниже.</text:span></text:p>
      <text:p text:style-name="P7"><text:bookmark text:name="T_1dde8332_6c27_11eb_b5c1_1ff385bec9cf"/></text:p>
      <text:p text:style-name="P8">Таблица <text:sequence text:ref-name="refTable3" text:name="Table" text:formula="ooow:Table+1" style:num-format="1">4</text:sequence>: Результаты сравнительного анализа пациентов, получавших ГТ в разные дни</text:p>
      <table:table table:name="Таблица4" table:style-name="Таблица4">
        <table:table-column table:style-name="Таблица4.A"/>
        <table:table-column table:style-name="Таблица4.B" table:number-columns-repeated="4"/>
        <table:table-column table:style-name="Таблица4.F"/>
        <table:table-header-rows>
          <table:table-row table:style-name="Таблица4.1">
            <table:table-cell table:style-name="Таблица4.A1" office:value-type="string">
              <text:p text:style-name="P20">Показатель</text:p>
            </table:table-cell>
            <table:table-cell table:style-name="Таблица4.A1" office:value-type="string">
              <text:p text:style-name="P19">Этап 1</text:p>
            </table:table-cell>
            <table:table-cell table:style-name="Таблица4.A1" office:value-type="string">
              <text:p text:style-name="P19">Этап 2</text:p>
            </table:table-cell>
            <table:table-cell table:style-name="Таблица4.A1" office:value-type="string">
              <text:p text:style-name="P19">Этап 3</text:p>
            </table:table-cell>
            <table:table-cell table:style-name="Таблица4.A1" office:value-type="string">
              <text:p text:style-name="P19">Этап 4</text:p>
            </table:table-cell>
            <table:table-cell table:style-name="Таблица4.A1" office:value-type="string">
              <text:p text:style-name="P19">Этап 5</text:p>
            </table:table-cell>
          </table:table-row>
          <table:table-row table:style-name="Таблица4.1">
            <table:table-cell table:style-name="Таблица4.A1" office:value-type="string">
              <text:p text:style-name="P19">Cl-<text:bookmark text:name="T_1dde8332_6c27_11eb_b5c1_1ff385bec9cfrow0_col0"/></text:p>
            </table:table-cell>
            <table:table-cell table:style-name="Таблица4.B2" office:value-type="float" office:value="0.457506">
              <text:p text:style-name="P10">0,458</text:p>
            </table:table-cell>
            <table:table-cell table:style-name="Таблица4.B2" office:value-type="float" office:value="0.097884">
              <text:p text:style-name="P10">0,098</text:p>
            </table:table-cell>
            <table:table-cell table:style-name="Таблица4.D2" office:value-type="float" office:value="0.000003">
              <text:p text:style-name="P10">0,000</text:p>
            </table:table-cell>
            <table:table-cell table:style-name="Таблица4.D2" office:value-type="float" office:value="0.033847">
              <text:p text:style-name="P10">0,034</text:p>
            </table:table-cell>
            <table:table-cell table:style-name="Таблица4.B2" office:value-type="float" office:value="0.159764">
              <text:p text:style-name="P10">0,160</text:p>
            </table:table-cell>
          </table:table-row>
        </table:table-header-rows>
        <table:table-row table:style-name="Таблица4.1">
          <table:table-cell table:style-name="Таблица4.A1" office:value-type="string">
            <text:p text:style-name="P19">SpO2<text:bookmark text:name="T_1dde8332_6c27_11eb_b5c1_1ff385bec9cfrow1_col0"/></text:p>
          </table:table-cell>
          <table:table-cell table:style-name="Таблица4.B2" office:value-type="float" office:value="0.752932">
            <text:p text:style-name="P10">0,753</text:p>
          </table:table-cell>
          <table:table-cell table:style-name="Таблица4.B2" office:value-type="float" office:value="0.487279">
            <text:p text:style-name="P10">0,487</text:p>
          </table:table-cell>
          <table:table-cell table:style-name="Таблица4.B2" office:value-type="float" office:value="0.628304">
            <text:p text:style-name="P10">0,628</text:p>
          </table:table-cell>
          <table:table-cell table:style-name="Таблица4.B2" office:value-type="float" office:value="0.90982">
            <text:p text:style-name="P10">0,910</text:p>
          </table:table-cell>
          <table:table-cell table:style-name="Таблица4.B2" office:value-type="float" office:value="0.236491">
            <text:p text:style-name="P10">0,236</text:p>
          </table:table-cell>
        </table:table-row>
        <table:table-row table:style-name="Таблица4.1">
          <table:table-cell table:style-name="Таблица4.A1" office:value-type="string">
            <text:p text:style-name="P19">АЛТ<text:bookmark text:name="T_1dde8332_6c27_11eb_b5c1_1ff385bec9cfrow2_col0"/></text:p>
          </table:table-cell>
          <table:table-cell table:style-name="Таблица4.B2" office:value-type="float" office:value="0.975858">
            <text:p text:style-name="P10">0,976</text:p>
          </table:table-cell>
          <table:table-cell table:style-name="Таблица4.B2" office:value-type="float" office:value="0.058156">
            <text:p text:style-name="P10">0,058</text:p>
          </table:table-cell>
          <table:table-cell table:style-name="Таблица4.B2" office:value-type="float" office:value="0.179017">
            <text:p text:style-name="P10">0,179</text:p>
          </table:table-cell>
          <table:table-cell table:style-name="Таблица4.B2" office:value-type="float" office:value="0.490306">
            <text:p text:style-name="P10">0,490</text:p>
          </table:table-cell>
          <table:table-cell table:style-name="Таблица4.B2" office:value-type="float" office:value="0.304157">
            <text:p text:style-name="P10">0,304</text:p>
          </table:table-cell>
        </table:table-row>
        <table:table-row table:style-name="Таблица4.1">
          <table:table-cell table:style-name="Таблица4.A1" office:value-type="string">
            <text:p text:style-name="P19">АСТ<text:bookmark text:name="T_1dde8332_6c27_11eb_b5c1_1ff385bec9cfrow3_col0"/></text:p>
          </table:table-cell>
          <table:table-cell table:style-name="Таблица4.B2" office:value-type="float" office:value="0.505087">
            <text:p text:style-name="P10">0,505</text:p>
          </table:table-cell>
          <table:table-cell table:style-name="Таблица4.B2" office:value-type="float" office:value="0.796281">
            <text:p text:style-name="P10">0,796</text:p>
          </table:table-cell>
          <table:table-cell table:style-name="Таблица4.D2" office:value-type="float" office:value="0.045298">
            <text:p text:style-name="P10">0,045</text:p>
          </table:table-cell>
          <table:table-cell table:style-name="Таблица4.B2" office:value-type="float" office:value="0.460869">
            <text:p text:style-name="P10">0,461</text:p>
          </table:table-cell>
          <table:table-cell table:style-name="Таблица4.B2" office:value-type="float" office:value="0.616559">
            <text:p text:style-name="P10">0,617</text:p>
          </table:table-cell>
        </table:table-row>
        <table:table-row table:style-name="Таблица4.1">
          <table:table-cell table:style-name="Таблица4.A1" office:value-type="string">
            <text:p text:style-name="P19">АЧТВ<text:bookmark text:name="T_1dde8332_6c27_11eb_b5c1_1ff385bec9cfrow4_col0"/></text:p>
          </table:table-cell>
          <table:table-cell table:style-name="Таблица4.B2" office:value-type="float" office:value="0.437916">
            <text:p text:style-name="P10">0,438</text:p>
          </table:table-cell>
          <table:table-cell table:style-name="Таблица4.D2" office:value-type="float" office:value="0.046088">
            <text:p text:style-name="P10">0,046</text:p>
          </table:table-cell>
          <table:table-cell table:style-name="Таблица4.D2" office:value-type="float" office:value="0.010146">
            <text:p text:style-name="P10">0,010</text:p>
          </table:table-cell>
          <table:table-cell table:style-name="Таблица4.B2" office:value-type="float" office:value="0.885253">
            <text:p text:style-name="P10">0,885</text:p>
          </table:table-cell>
          <table:table-cell table:style-name="Таблица4.B2" office:value-type="float" office:value="0.571875">
            <text:p text:style-name="P10">0,572</text:p>
          </table:table-cell>
        </table:table-row>
        <table:table-row table:style-name="Таблица4.1">
          <table:table-cell table:style-name="Таблица4.A1" office:value-type="string">
            <text:p text:style-name="P19">Амилаза<text:bookmark text:name="T_1dde8332_6c27_11eb_b5c1_1ff385bec9cfrow5_col0"/></text:p>
          </table:table-cell>
          <table:table-cell table:style-name="Таблица4.B2" office:value-type="float" office:value="0.172694">
            <text:p text:style-name="P10">0,173</text:p>
          </table:table-cell>
          <table:table-cell table:style-name="Таблица4.D2" office:value-type="float" office:value="0.021492">
            <text:p text:style-name="P10">0,021</text:p>
          </table:table-cell>
          <table:table-cell table:style-name="Таблица4.D2" office:value-type="float" office:value="0">
            <text:p text:style-name="P10">0,000</text:p>
          </table:table-cell>
          <table:table-cell table:style-name="Таблица4.B2" office:value-type="float" office:value="0.198576">
            <text:p text:style-name="P10">0,199</text:p>
          </table:table-cell>
          <table:table-cell table:style-name="Таблица4.D2" office:value-type="float" office:value="0.000001">
            <text:p text:style-name="P10">0,000</text:p>
          </table:table-cell>
        </table:table-row>
        <table:table-row table:style-name="Таблица4.1">
          <table:table-cell table:style-name="Таблица4.A1" office:value-type="string">
            <text:p text:style-name="P19">ДАД<text:bookmark text:name="T_1dde8332_6c27_11eb_b5c1_1ff385bec9cfrow6_col0"/></text:p>
          </table:table-cell>
          <table:table-cell table:style-name="Таблица4.B2" office:value-type="float" office:value="0.29162">
            <text:p text:style-name="P10">0,292</text:p>
          </table:table-cell>
          <table:table-cell table:style-name="Таблица4.B2" office:value-type="float" office:value="0.124629">
            <text:p text:style-name="P10">0,125</text:p>
          </table:table-cell>
          <table:table-cell table:style-name="Таблица4.B2" office:value-type="float" office:value="0.421296">
            <text:p text:style-name="P10">0,421</text:p>
          </table:table-cell>
          <table:table-cell table:style-name="Таблица4.B2" office:value-type="float" office:value="0.500656">
            <text:p text:style-name="P10">0,501</text:p>
          </table:table-cell>
          <table:table-cell table:style-name="Таблица4.B2" office:value-type="float" office:value="0.100007">
            <text:p text:style-name="P10">0,100</text:p>
          </table:table-cell>
        </table:table-row>
        <table:table-row table:style-name="Таблица4.1">
          <table:table-cell table:style-name="Таблица4.A1" office:value-type="string">
            <text:p text:style-name="P19">Диурез, мл/кг<text:bookmark text:name="T_1dde8332_6c27_11eb_b5c1_1ff385bec9cfrow7_col0"/></text:p>
          </table:table-cell>
          <table:table-cell table:style-name="Таблица4.B2" office:value-type="float" office:value="0.423433">
            <text:p text:style-name="P10">0,423</text:p>
          </table:table-cell>
          <table:table-cell table:style-name="Таблица4.D2" office:value-type="float" office:value="0.047508">
            <text:p text:style-name="P10">0,048</text:p>
          </table:table-cell>
          <table:table-cell table:style-name="Таблица4.B2" office:value-type="float" office:value="0.137048">
            <text:p text:style-name="P10">0,137</text:p>
          </table:table-cell>
          <table:table-cell table:style-name="Таблица4.B2" office:value-type="float" office:value="0.900328">
            <text:p text:style-name="P10">0,900</text:p>
          </table:table-cell>
          <table:table-cell table:style-name="Таблица4.B2" office:value-type="float" office:value="0.130595">
            <text:p text:style-name="P10">0,131</text:p>
          </table:table-cell>
        </table:table-row>
        <table:table-row table:style-name="Таблица4.1">
          <table:table-cell table:style-name="Таблица4.A1" office:value-type="string">
            <text:p text:style-name="P19">ИА<text:bookmark text:name="T_1dde8332_6c27_11eb_b5c1_1ff385bec9cfrow8_col0"/></text:p>
          </table:table-cell>
          <table:table-cell table:style-name="Таблица4.B2" office:value-type="float" office:value="0.413728">
            <text:p text:style-name="P10">0,414</text:p>
          </table:table-cell>
          <table:table-cell table:style-name="Таблица4.B2" office:value-type="float" office:value="0.506601">
            <text:p text:style-name="P10">0,507</text:p>
          </table:table-cell>
          <table:table-cell table:style-name="Таблица4.B2" office:value-type="float" office:value="0.086575">
            <text:p text:style-name="P10">0,087</text:p>
          </table:table-cell>
          <table:table-cell table:style-name="Таблица4.B2" office:value-type="float" office:value="0.155302">
            <text:p text:style-name="P10">0,155</text:p>
          </table:table-cell>
          <table:table-cell table:style-name="Таблица4.B2" office:value-type="float" office:value="0.194566">
            <text:p text:style-name="P10">0,195</text:p>
          </table:table-cell>
        </table:table-row>
        <table:table-row table:style-name="Таблица4.1">
          <table:table-cell table:style-name="Таблица4.A1" office:value-type="string">
            <text:p text:style-name="P19">Инфузия, % от N<text:bookmark text:name="T_1dde8332_6c27_11eb_b5c1_1ff385bec9cfrow9_col0"/></text:p>
          </table:table-cell>
          <table:table-cell table:style-name="Таблица4.B2" office:value-type="float" office:value="0.987496">
            <text:p text:style-name="P10">0,987</text:p>
          </table:table-cell>
          <table:table-cell table:style-name="Таблица4.B2" office:value-type="float" office:value="0.14155">
            <text:p text:style-name="P10">0,142</text:p>
          </table:table-cell>
          <table:table-cell table:style-name="Таблица4.D2" office:value-type="float" office:value="0.000001">
            <text:p text:style-name="P10">0,000</text:p>
          </table:table-cell>
          <table:table-cell table:style-name="Таблица4.B2" office:value-type="float" office:value="0.084855">
            <text:p text:style-name="P10">0,085</text:p>
          </table:table-cell>
          <table:table-cell table:style-name="Таблица4.B2" office:value-type="float" office:value="0.072415">
            <text:p text:style-name="P10">0,072</text:p>
          </table:table-cell>
        </table:table-row>
        <table:table-row table:style-name="Таблица4.1">
          <table:table-cell table:style-name="Таблица4.A1" office:value-type="string">
            <text:p text:style-name="P19">КИ<text:bookmark text:name="T_1dde8332_6c27_11eb_b5c1_1ff385bec9cfrow10_col0"/></text:p>
          </table:table-cell>
          <table:table-cell table:style-name="Таблица4.B2" office:value-type="float" office:value="0.142119">
            <text:p text:style-name="P10">0,142</text:p>
          </table:table-cell>
          <table:table-cell table:style-name="Таблица4.D2" office:value-type="float" office:value="0">
            <text:p text:style-name="P10">0,000</text:p>
          </table:table-cell>
          <table:table-cell table:style-name="Таблица4.D2" office:value-type="float" office:value="0">
            <text:p text:style-name="P10">0,000</text:p>
          </table:table-cell>
          <table:table-cell table:style-name="Таблица4.D2" office:value-type="float" office:value="0.017552">
            <text:p text:style-name="P10">0,018</text:p>
          </table:table-cell>
          <table:table-cell table:style-name="Таблица4.D2" office:value-type="float" office:value="0">
            <text:p text:style-name="P10">0,000</text:p>
          </table:table-cell>
        </table:table-row>
        <table:table-row table:style-name="Таблица4.1">
          <table:table-cell table:style-name="Таблица4.A1" office:value-type="string">
            <text:p text:style-name="P19">Лактат<text:bookmark text:name="T_1dde8332_6c27_11eb_b5c1_1ff385bec9cfrow11_col0"/></text:p>
          </table:table-cell>
          <table:table-cell table:style-name="Таблица4.B2" office:value-type="float" office:value="0.53915">
            <text:p text:style-name="P10">0,539</text:p>
          </table:table-cell>
          <table:table-cell table:style-name="Таблица4.D2" office:value-type="float" office:value="0.000076">
            <text:p text:style-name="P10">0,000</text:p>
          </table:table-cell>
          <table:table-cell table:style-name="Таблица4.D2" office:value-type="float" office:value="0.000079">
            <text:p text:style-name="P10">0,000</text:p>
          </table:table-cell>
          <table:table-cell table:style-name="Таблица4.D2" office:value-type="float" office:value="0.000047">
            <text:p text:style-name="P10">0,000</text:p>
          </table:table-cell>
          <table:table-cell table:style-name="Таблица4.B2" office:value-type="float" office:value="0.661298">
            <text:p text:style-name="P10">0,661</text:p>
          </table:table-cell>
        </table:table-row>
        <table:table-row table:style-name="Таблица4.1">
          <table:table-cell table:style-name="Таблица4.A1" office:value-type="string">
            <text:p text:style-name="P19">Масса тела<text:bookmark text:name="T_1dde8332_6c27_11eb_b5c1_1ff385bec9cfrow12_col0"/></text:p>
          </table:table-cell>
          <table:table-cell table:style-name="Таблица4.B2" office:value-type="float" office:value="0.950929">
            <text:p text:style-name="P10">0,951</text:p>
          </table:table-cell>
          <table:table-cell table:style-name="Таблица4.D2" office:value-type="float" office:value="0.001957">
            <text:p text:style-name="P10">0,002</text:p>
          </table:table-cell>
          <table:table-cell table:style-name="Таблица4.B2" office:value-type="float" office:value="0.134864">
            <text:p text:style-name="P10">0,135</text:p>
          </table:table-cell>
          <table:table-cell table:style-name="Таблица4.D2" office:value-type="float" office:value="0.039056">
            <text:p text:style-name="P10">0,039</text:p>
          </table:table-cell>
          <table:table-cell table:style-name="Таблица4.B2" office:value-type="float" office:value="0.473756">
            <text:p text:style-name="P10">0,474</text:p>
          </table:table-cell>
        </table:table-row>
        <table:table-row table:style-name="Таблица4.1">
          <table:table-cell table:style-name="Таблица4.A1" office:value-type="string">
            <text:p text:style-name="P19">Площадь тела<text:bookmark text:name="T_1dde8332_6c27_11eb_b5c1_1ff385bec9cfrow13_col0"/></text:p>
          </table:table-cell>
          <table:table-cell table:style-name="Таблица4.B2" office:value-type="float" office:value="0.22221">
            <text:p text:style-name="P10">0,222</text:p>
          </table:table-cell>
          <table:table-cell table:style-name="Таблица4.B2" office:value-type="float" office:value="0.395471">
            <text:p text:style-name="P10">0,395</text:p>
          </table:table-cell>
          <table:table-cell table:style-name="Таблица4.D2" office:value-type="float" office:value="0.000001">
            <text:p text:style-name="P10">0,000</text:p>
          </table:table-cell>
          <table:table-cell table:style-name="Таблица4.B2" office:value-type="float" office:value="0.099701">
            <text:p text:style-name="P10">0,100</text:p>
          </table:table-cell>
          <table:table-cell table:style-name="Таблица4.B2" office:value-type="float" office:value="0.282975">
            <text:p text:style-name="P10">0,283</text:p>
          </table:table-cell>
        </table:table-row>
        <table:table-row table:style-name="Таблица4.1">
          <table:table-cell table:style-name="Таблица4.A1" office:value-type="string">
            <text:p text:style-name="P19">САД<text:bookmark text:name="T_1dde8332_6c27_11eb_b5c1_1ff385bec9cfrow14_col0"/></text:p>
          </table:table-cell>
          <table:table-cell table:style-name="Таблица4.B2" office:value-type="float" office:value="0.735154">
            <text:p text:style-name="P10">0,735</text:p>
          </table:table-cell>
          <table:table-cell table:style-name="Таблица4.B2" office:value-type="float" office:value="0.320013">
            <text:p text:style-name="P10">0,320</text:p>
          </table:table-cell>
          <table:table-cell table:style-name="Таблица4.B2" office:value-type="float" office:value="0.954688">
            <text:p text:style-name="P10">0,955</text:p>
          </table:table-cell>
          <table:table-cell table:style-name="Таблица4.B2" office:value-type="float" office:value="0.879427">
            <text:p text:style-name="P10">0,879</text:p>
          </table:table-cell>
          <table:table-cell table:style-name="Таблица4.B2" office:value-type="float" office:value="0.374371">
            <text:p text:style-name="P10">0,374</text:p>
          </table:table-cell>
        </table:table-row>
        <table:table-row table:style-name="Таблица4.1">
          <table:table-cell table:style-name="Таблица4.A1" office:value-type="string">
            <text:p text:style-name="P19">СрАД<text:bookmark text:name="T_1dde8332_6c27_11eb_b5c1_1ff385bec9cfrow15_col0"/></text:p>
          </table:table-cell>
          <table:table-cell table:style-name="Таблица4.B2" office:value-type="float" office:value="0.469319">
            <text:p text:style-name="P10">0,469</text:p>
          </table:table-cell>
          <table:table-cell table:style-name="Таблица4.B2" office:value-type="float" office:value="0.135631">
            <text:p text:style-name="P10">0,136</text:p>
          </table:table-cell>
          <table:table-cell table:style-name="Таблица4.B2" office:value-type="float" office:value="0.641475">
            <text:p text:style-name="P10">0,641</text:p>
          </table:table-cell>
          <table:table-cell table:style-name="Таблица4.B2" office:value-type="float" office:value="0.677084">
            <text:p text:style-name="P10">0,677</text:p>
          </table:table-cell>
          <table:table-cell table:style-name="Таблица4.B2" office:value-type="float" office:value="0.078326">
            <text:p text:style-name="P10">0,078</text:p>
          </table:table-cell>
        </table:table-row>
        <table:table-row table:style-name="Таблица4.1">
          <table:table-cell table:style-name="Таблица4.A1" office:value-type="string">
            <text:p text:style-name="P19">ЧСС<text:bookmark text:name="T_1dde8332_6c27_11eb_b5c1_1ff385bec9cfrow16_col0"/></text:p>
          </table:table-cell>
          <table:table-cell table:style-name="Таблица4.B2" office:value-type="float" office:value="0.562531">
            <text:p text:style-name="P10">0,563</text:p>
          </table:table-cell>
          <table:table-cell table:style-name="Таблица4.B2" office:value-type="float" office:value="0.191232">
            <text:p text:style-name="P10">0,191</text:p>
          </table:table-cell>
          <table:table-cell table:style-name="Таблица4.D2" office:value-type="float" office:value="0.035325">
            <text:p text:style-name="P10">0,035</text:p>
          </table:table-cell>
          <table:table-cell table:style-name="Таблица4.B2" office:value-type="float" office:value="0.086939">
            <text:p text:style-name="P10">0,087</text:p>
          </table:table-cell>
          <table:table-cell table:style-name="Таблица4.B2" office:value-type="float" office:value="0.732929">
            <text:p text:style-name="P10">0,733</text:p>
          </table:table-cell>
        </table:table-row>
      </table:table>
      <text:p text:style-name="P27"/>
      <text:p text:style-name="Text_20_body"/>
      <text:p text:style-name="Standard"><text:bookmark text:name="T_c92469e6_6c27_11eb_b5c1_1ff385bec9cf"/><text:soft-page-break/></text:p>
      <text:p text:style-name="P8">Таблица <text:sequence text:ref-name="refTable4" text:name="Table" text:formula="ooow:Table+1" style:num-format="1">5</text:sequence>: Сравнительный анализ выживших и умерших пациентов разных групп ГТ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header-rows>
          <table:table-row table:style-name="TableLine94759360353648">
            <table:table-cell table:style-name="Таблица5.A1" office:value-type="string">
              <text:p text:style-name="P20">Показатель</text:p>
            </table:table-cell>
            <table:table-cell table:style-name="Таблица5.A1" office:value-type="string">
              <text:p text:style-name="P19">Все пациенты</text:p>
            </table:table-cell>
            <table:table-cell table:style-name="Таблица5.A1" office:value-type="string">
              <text:p text:style-name="P19">Все пациенты, 1й день</text:p>
            </table:table-cell>
            <table:table-cell table:style-name="Таблица5.A1" office:value-type="string">
              <text:p text:style-name="P19">Не получали ГТ</text:p>
            </table:table-cell>
            <table:table-cell table:style-name="Таблица5.A1" office:value-type="string">
              <text:p text:style-name="P19">Не получали ГТ, 1й день</text:p>
            </table:table-cell>
            <table:table-cell table:style-name="Таблица5.A1" office:value-type="string">
              <text:p text:style-name="P19">Получали ГТ</text:p>
            </table:table-cell>
            <table:table-cell table:style-name="Таблица5.A1" office:value-type="string">
              <text:p text:style-name="P19">Получали ГТ, 1й день</text:p>
            </table:table-cell>
          </table:table-row>
          <table:table-row table:style-name="TableLine94759360353648">
            <table:table-cell table:style-name="Таблица5.A1" office:value-type="string">
              <text:p text:style-name="P19">Cl-<text:bookmark text:name="T_c92469e6_6c27_11eb_b5c1_1ff385bec9cfrow0_col0"/></text:p>
            </table:table-cell>
            <table:table-cell table:style-name="Таблица5.B2" office:value-type="float" office:value="0">
              <text:p text:style-name="P10">0,000</text:p>
            </table:table-cell>
            <table:table-cell table:style-name="Таблица5.C2" office:value-type="float" office:value="0.520005">
              <text:p text:style-name="P10">0,520</text:p>
            </table:table-cell>
            <table:table-cell table:style-name="Таблица5.B2" office:value-type="float" office:value="0.005549">
              <text:p text:style-name="P10">0,006</text:p>
            </table:table-cell>
            <table:table-cell table:style-name="Таблица5.C2" office:value-type="float" office:value="0.668441">
              <text:p text:style-name="P10">0,668</text:p>
            </table:table-cell>
            <table:table-cell table:style-name="Таблица5.B2" office:value-type="float" office:value="0.000011">
              <text:p text:style-name="P10">0,000</text:p>
            </table:table-cell>
            <table:table-cell table:style-name="Таблица5.C2" office:value-type="float" office:value="0.583266">
              <text:p text:style-name="P10">0,583</text:p>
            </table:table-cell>
          </table:table-row>
        </table:table-header-rows>
        <table:table-row table:style-name="TableLine94759360353648">
          <table:table-cell table:style-name="Таблица5.A1" office:value-type="string">
            <text:p text:style-name="P19">SpO2<text:bookmark text:name="T_c92469e6_6c27_11eb_b5c1_1ff385bec9cfrow1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00883">
            <text:p text:style-name="P10">0,001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49058">
            <text:p text:style-name="P10">0,049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07972">
            <text:p text:style-name="P10">0,008</text:p>
          </table:table-cell>
        </table:table-row>
        <table:table-row table:style-name="TableLine94759360353648">
          <table:table-cell table:style-name="Таблица5.A1" office:value-type="string">
            <text:p text:style-name="P19">АЛТ<text:bookmark text:name="T_c92469e6_6c27_11eb_b5c1_1ff385bec9cfrow2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32205">
            <text:p text:style-name="P10">0,032</text:p>
          </table:table-cell>
          <table:table-cell table:style-name="Таблица5.B2" office:value-type="float" office:value="0.010798">
            <text:p text:style-name="P10">0,011</text:p>
          </table:table-cell>
          <table:table-cell table:style-name="Таблица5.C2" office:value-type="float" office:value="0.050053">
            <text:p text:style-name="P10">0,050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173089">
            <text:p text:style-name="P10">0,173</text:p>
          </table:table-cell>
        </table:table-row>
        <table:table-row table:style-name="TableLine94759360353648">
          <table:table-cell table:style-name="Таблица5.A1" office:value-type="string">
            <text:p text:style-name="P19">АСТ<text:bookmark text:name="T_c92469e6_6c27_11eb_b5c1_1ff385bec9cfrow3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121839">
            <text:p text:style-name="P10">0,122</text:p>
          </table:table-cell>
          <table:table-cell table:style-name="Таблица5.C2" office:value-type="float" office:value="0.065848">
            <text:p text:style-name="P10">0,066</text:p>
          </table:table-cell>
          <table:table-cell table:style-name="Таблица5.C2" office:value-type="float" office:value="0.174516">
            <text:p text:style-name="P10">0,175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356569">
            <text:p text:style-name="P10">0,357</text:p>
          </table:table-cell>
        </table:table-row>
        <table:table-row table:style-name="TableLine94759360353648">
          <table:table-cell table:style-name="Таблица5.A1" office:value-type="string">
            <text:p text:style-name="P19">АЧТВ<text:bookmark text:name="T_c92469e6_6c27_11eb_b5c1_1ff385bec9cfrow4_col0"/></text:p>
          </table:table-cell>
          <table:table-cell table:style-name="Таблица5.B2" office:value-type="float" office:value="0.000103">
            <text:p text:style-name="P10">0,000</text:p>
          </table:table-cell>
          <table:table-cell table:style-name="Таблица5.C2" office:value-type="float" office:value="0.930465">
            <text:p text:style-name="P10">0,930</text:p>
          </table:table-cell>
          <table:table-cell table:style-name="Таблица5.B2" office:value-type="float" office:value="0.002221">
            <text:p text:style-name="P10">0,002</text:p>
          </table:table-cell>
          <table:table-cell table:style-name="Таблица5.C2" office:value-type="float" office:value="0.811024">
            <text:p text:style-name="P10">0,811</text:p>
          </table:table-cell>
          <table:table-cell table:style-name="Таблица5.C2" office:value-type="float" office:value="0.120364">
            <text:p text:style-name="P10">0,120</text:p>
          </table:table-cell>
          <table:table-cell table:style-name="Таблица5.C2" office:value-type="float" office:value="0.631109">
            <text:p text:style-name="P10">0,631</text:p>
          </table:table-cell>
        </table:table-row>
        <table:table-row table:style-name="TableLine94759360353648">
          <table:table-cell table:style-name="Таблица5.A1" office:value-type="string">
            <text:p text:style-name="P19">Амилаза<text:bookmark text:name="T_c92469e6_6c27_11eb_b5c1_1ff385bec9cfrow5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072585">
            <text:p text:style-name="P10">0,073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811612">
            <text:p text:style-name="P10">0,812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05488">
            <text:p text:style-name="P10">0,055</text:p>
          </table:table-cell>
        </table:table-row>
        <table:table-row table:style-name="TableLine94759360353648">
          <table:table-cell table:style-name="Таблица5.A1" office:value-type="string">
            <text:p text:style-name="P19">Возраст<text:bookmark text:name="T_c92469e6_6c27_11eb_b5c1_1ff385bec9cfrow6_col0"/></text:p>
          </table:table-cell>
          <table:table-cell table:style-name="Таблица5.B2" office:value-type="float" office:value="0.00004">
            <text:p text:style-name="P10">0,000</text:p>
          </table:table-cell>
          <table:table-cell table:style-name="Таблица5.C2" office:value-type="float" office:value="0.757969">
            <text:p text:style-name="P10">0,758</text:p>
          </table:table-cell>
          <table:table-cell table:style-name="Таблица5.C2" office:value-type="float" office:value="0.27932">
            <text:p text:style-name="P10">0,279</text:p>
          </table:table-cell>
          <table:table-cell table:style-name="Таблица5.C2" office:value-type="float" office:value="0.322632">
            <text:p text:style-name="P10">0,323</text:p>
          </table:table-cell>
          <table:table-cell table:style-name="Таблица5.B2" office:value-type="float" office:value="0.000201">
            <text:p text:style-name="P10">0,000</text:p>
          </table:table-cell>
          <table:table-cell table:style-name="Таблица5.C2" office:value-type="float" office:value="0.859691">
            <text:p text:style-name="P10">0,860</text:p>
          </table:table-cell>
        </table:table-row>
        <table:table-row table:style-name="TableLine94759360353648">
          <table:table-cell table:style-name="Таблица5.A1" office:value-type="string">
            <text:p text:style-name="P19">ДАД<text:bookmark text:name="T_c92469e6_6c27_11eb_b5c1_1ff385bec9cfrow7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1372">
            <text:p text:style-name="P10">0,014</text:p>
          </table:table-cell>
          <table:table-cell table:style-name="Таблица5.B2" office:value-type="float" office:value="0.00051">
            <text:p text:style-name="P10">0,001</text:p>
          </table:table-cell>
          <table:table-cell table:style-name="Таблица5.C2" office:value-type="float" office:value="0.488728">
            <text:p text:style-name="P10">0,489</text:p>
          </table:table-cell>
          <table:table-cell table:style-name="Таблица5.B2" office:value-type="float" office:value="0.000458">
            <text:p text:style-name="P10">0,000</text:p>
          </table:table-cell>
          <table:table-cell table:style-name="Таблица5.B2" office:value-type="float" office:value="0.018939">
            <text:p text:style-name="P10">0,019</text:p>
          </table:table-cell>
        </table:table-row>
        <table:table-row table:style-name="TableLine94759360353648">
          <table:table-cell table:style-name="Таблица5.A1" office:value-type="string">
            <text:p text:style-name="P19">Диурез, мл/кг<text:bookmark text:name="T_c92469e6_6c27_11eb_b5c1_1ff385bec9cfrow8_col0"/></text:p>
          </table:table-cell>
          <table:table-cell table:style-name="Таблица5.C2" office:value-type="float" office:value="0.759487">
            <text:p text:style-name="P10">0,759</text:p>
          </table:table-cell>
          <table:table-cell table:style-name="Таблица5.C2" office:value-type="float" office:value="0.455305">
            <text:p text:style-name="P10">0,455</text:p>
          </table:table-cell>
          <table:table-cell table:style-name="Таблица5.C2" office:value-type="float" office:value="0.088612">
            <text:p text:style-name="P10">0,089</text:p>
          </table:table-cell>
          <table:table-cell table:style-name="Таблица5.C2" office:value-type="float" office:value="0.91984">
            <text:p text:style-name="P10">0,920</text:p>
          </table:table-cell>
          <table:table-cell table:style-name="Таблица5.C2" office:value-type="float" office:value="0.207432">
            <text:p text:style-name="P10">0,207</text:p>
          </table:table-cell>
          <table:table-cell table:style-name="Таблица5.C2" office:value-type="float" office:value="0.476787">
            <text:p text:style-name="P10">0,477</text:p>
          </table:table-cell>
        </table:table-row>
        <table:table-row table:style-name="TableLine94759360353648">
          <table:table-cell table:style-name="Таблица5.A1" office:value-type="string">
            <text:p text:style-name="P19">ИА<text:bookmark text:name="T_c92469e6_6c27_11eb_b5c1_1ff385bec9cfrow9_col0"/></text:p>
          </table:table-cell>
          <table:table-cell table:style-name="Таблица5.B2" office:value-type="float" office:value="0.00262">
            <text:p text:style-name="P10">0,003</text:p>
          </table:table-cell>
          <table:table-cell table:style-name="Таблица5.C2" office:value-type="float" office:value="0.08565">
            <text:p text:style-name="P10">0,086</text:p>
          </table:table-cell>
          <table:table-cell table:style-name="Таблица5.C2" office:value-type="float" office:value="0.091606">
            <text:p text:style-name="P10">0,092</text:p>
          </table:table-cell>
          <table:table-cell table:style-name="Таблица5.C2" office:value-type="float" office:value="0.077196">
            <text:p text:style-name="P10">0,077</text:p>
          </table:table-cell>
          <table:table-cell table:style-name="Таблица5.B2" office:value-type="float" office:value="0.027207">
            <text:p text:style-name="P10">0,027</text:p>
          </table:table-cell>
          <table:table-cell table:style-name="Таблица5.C2" office:value-type="float" office:value="0.498897">
            <text:p text:style-name="P10">0,499</text:p>
          </table:table-cell>
        </table:table-row>
        <table:table-row table:style-name="TableLine94759360353648">
          <table:table-cell table:style-name="Таблица5.A1" office:value-type="string">
            <text:p text:style-name="P19">Инфузия, % от N<text:bookmark text:name="T_c92469e6_6c27_11eb_b5c1_1ff385bec9cfrow10_col0"/></text:p>
          </table:table-cell>
          <table:table-cell table:style-name="Таблица5.C2" office:value-type="float" office:value="0.287204">
            <text:p text:style-name="P10">0,287</text:p>
          </table:table-cell>
          <table:table-cell table:style-name="Таблица5.B2" office:value-type="float" office:value="0.024974">
            <text:p text:style-name="P10">0,025</text:p>
          </table:table-cell>
          <table:table-cell table:style-name="Таблица5.C2" office:value-type="float" office:value="0.091712">
            <text:p text:style-name="P10">0,092</text:p>
          </table:table-cell>
          <table:table-cell table:style-name="Таблица5.C2" office:value-type="float" office:value="0.811121">
            <text:p text:style-name="P10">0,811</text:p>
          </table:table-cell>
          <table:table-cell table:style-name="Таблица5.C2" office:value-type="float" office:value="0.332342">
            <text:p text:style-name="P10">0,332</text:p>
          </table:table-cell>
          <table:table-cell table:style-name="Таблица5.B2" office:value-type="float" office:value="0.010013">
            <text:p text:style-name="P10">0,010</text:p>
          </table:table-cell>
        </table:table-row>
        <table:table-row table:style-name="TableLine94759360353648">
          <table:table-cell table:style-name="Таблица5.A1" office:value-type="string">
            <text:p text:style-name="P19">КИ<text:bookmark text:name="T_c92469e6_6c27_11eb_b5c1_1ff385bec9cfrow11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00076">
            <text:p text:style-name="P10">0,000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05848">
            <text:p text:style-name="P10">0,006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07004">
            <text:p text:style-name="P10">0,007</text:p>
          </table:table-cell>
        </table:table-row>
        <table:table-row table:style-name="TableLine94759360353648">
          <table:table-cell table:style-name="Таблица5.A1" office:value-type="string">
            <text:p text:style-name="P19">Лактат<text:bookmark text:name="T_c92469e6_6c27_11eb_b5c1_1ff385bec9cfrow12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878231">
            <text:p text:style-name="P10">0,878</text:p>
          </table:table-cell>
          <table:table-cell table:style-name="Таблица5.B2" office:value-type="float" office:value="0.000001">
            <text:p text:style-name="P10">0,000</text:p>
          </table:table-cell>
          <table:table-cell table:style-name="Таблица5.C2" office:value-type="float" office:value="0.824679">
            <text:p text:style-name="P10">0,825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C2" office:value-type="float" office:value="0.722964">
            <text:p text:style-name="P10">0,723</text:p>
          </table:table-cell>
        </table:table-row>
        <table:table-row table:style-name="TableLine94759360353648">
          <table:table-cell table:style-name="Таблица5.A1" office:value-type="string">
            <text:p text:style-name="P19">Масса тела<text:bookmark text:name="T_c92469e6_6c27_11eb_b5c1_1ff385bec9cfrow13_col0"/></text:p>
          </table:table-cell>
          <table:table-cell table:style-name="Таблица5.B2" office:value-type="float" office:value="0.00002">
            <text:p text:style-name="P10">0,000</text:p>
          </table:table-cell>
          <table:table-cell table:style-name="Таблица5.C2" office:value-type="float" office:value="0.903589">
            <text:p text:style-name="P10">0,904</text:p>
          </table:table-cell>
          <table:table-cell table:style-name="Таблица5.C2" office:value-type="float" office:value="0.146036">
            <text:p text:style-name="P10">0,146</text:p>
          </table:table-cell>
          <table:table-cell table:style-name="Таблица5.C2" office:value-type="float" office:value="0.614459">
            <text:p text:style-name="P10">0,614</text:p>
          </table:table-cell>
          <table:table-cell table:style-name="Таблица5.B2" office:value-type="float" office:value="0.000384">
            <text:p text:style-name="P10">0,000</text:p>
          </table:table-cell>
          <table:table-cell table:style-name="Таблица5.C2" office:value-type="float" office:value="0.823032">
            <text:p text:style-name="P10">0,823</text:p>
          </table:table-cell>
        </table:table-row>
        <table:table-row table:style-name="TableLine94759360353648">
          <table:table-cell table:style-name="Таблица5.A1" office:value-type="string">
            <text:p text:style-name="P19">Площадь тела<text:bookmark text:name="T_c92469e6_6c27_11eb_b5c1_1ff385bec9cfrow14_col0"/></text:p>
          </table:table-cell>
          <table:table-cell table:style-name="Таблица5.C2" office:value-type="float" office:value="0.517396">
            <text:p text:style-name="P10">0,517</text:p>
          </table:table-cell>
          <table:table-cell table:style-name="Таблица5.C2" office:value-type="float" office:value="0.260281">
            <text:p text:style-name="P10">0,260</text:p>
          </table:table-cell>
          <table:table-cell table:style-name="Таблица5.C2" office:value-type="float" office:value="0.121842">
            <text:p text:style-name="P10">0,122</text:p>
          </table:table-cell>
          <table:table-cell table:style-name="Таблица5.C2" office:value-type="float" office:value="0.112477">
            <text:p text:style-name="P10">0,112</text:p>
          </table:table-cell>
          <table:table-cell table:style-name="Таблица5.B2" office:value-type="float" office:value="0.010713">
            <text:p text:style-name="P10">0,011</text:p>
          </table:table-cell>
          <table:table-cell table:style-name="Таблица5.B2" office:value-type="float" office:value="0.011645">
            <text:p text:style-name="P10">0,012</text:p>
          </table:table-cell>
        </table:table-row>
        <table:table-row table:style-name="TableLine94759360353648">
          <table:table-cell table:style-name="Таблица5.A1" office:value-type="string">
            <text:p text:style-name="P19">САД<text:bookmark text:name="T_c92469e6_6c27_11eb_b5c1_1ff385bec9cfrow15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27996">
            <text:p text:style-name="P10">0,028</text:p>
          </table:table-cell>
          <table:table-cell table:style-name="Таблица5.B2" office:value-type="float" office:value="0.006317">
            <text:p text:style-name="P10">0,006</text:p>
          </table:table-cell>
          <table:table-cell table:style-name="Таблица5.C2" office:value-type="float" office:value="0.33452">
            <text:p text:style-name="P10">0,335</text:p>
          </table:table-cell>
          <table:table-cell table:style-name="Таблица5.B2" office:value-type="float" office:value="0.000003">
            <text:p text:style-name="P10">0,000</text:p>
          </table:table-cell>
          <table:table-cell table:style-name="Таблица5.B2" office:value-type="float" office:value="0.041469">
            <text:p text:style-name="P10">0,041</text:p>
          </table:table-cell>
        </table:table-row>
        <table:table-row table:style-name="TableLine94759360353648">
          <table:table-cell table:style-name="Таблица5.A1" office:value-type="string">
            <text:p text:style-name="P19">СрАД<text:bookmark text:name="T_c92469e6_6c27_11eb_b5c1_1ff385bec9cfrow16_col0"/></text:p>
          </table:table-cell>
          <table:table-cell table:style-name="Таблица5.B2" office:value-type="float" office:value="0">
            <text:p text:style-name="P10">0,000</text:p>
          </table:table-cell>
          <table:table-cell table:style-name="Таблица5.B2" office:value-type="float" office:value="0.017992">
            <text:p text:style-name="P10">0,018</text:p>
          </table:table-cell>
          <table:table-cell table:style-name="Таблица5.B2" office:value-type="float" office:value="0.00111">
            <text:p text:style-name="P10">0,001</text:p>
          </table:table-cell>
          <table:table-cell table:style-name="Таблица5.C2" office:value-type="float" office:value="0.424219">
            <text:p text:style-name="P10">0,424</text:p>
          </table:table-cell>
          <table:table-cell table:style-name="Таблица5.B2" office:value-type="float" office:value="0.00006">
            <text:p text:style-name="P10">0,000</text:p>
          </table:table-cell>
          <table:table-cell table:style-name="Таблица5.B2" office:value-type="float" office:value="0.023892">
            <text:p text:style-name="P10">0,024</text:p>
          </table:table-cell>
        </table:table-row>
        <table:table-row table:style-name="TableLine94759360353648">
          <table:table-cell table:style-name="Таблица5.A1" office:value-type="string">
            <text:p text:style-name="P19">ЧСС<text:bookmark text:name="T_c92469e6_6c27_11eb_b5c1_1ff385bec9cfrow17_col0"/></text:p>
          </table:table-cell>
          <table:table-cell table:style-name="Таблица5.C2" office:value-type="float" office:value="0.91405">
            <text:p text:style-name="P10">0,914</text:p>
          </table:table-cell>
          <table:table-cell table:style-name="Таблица5.C2" office:value-type="float" office:value="0.864722">
            <text:p text:style-name="P10">0,865</text:p>
          </table:table-cell>
          <table:table-cell table:style-name="Таблица5.C2" office:value-type="float" office:value="0.722759">
            <text:p text:style-name="P10">0,723</text:p>
          </table:table-cell>
          <table:table-cell table:style-name="Таблица5.C2" office:value-type="float" office:value="0.10312">
            <text:p text:style-name="P10">0,103</text:p>
          </table:table-cell>
          <table:table-cell table:style-name="Таблица5.C2" office:value-type="float" office:value="0.667207">
            <text:p text:style-name="P10">0,667</text:p>
          </table:table-cell>
          <table:table-cell table:style-name="Таблица5.C2" office:value-type="float" office:value="0.145632">
            <text:p text:style-name="P10">0,146</text:p>
          </table:table-cell>
        </table:table-row>
      </table:table>
      <text:p text:style-name="Text_20_body"/>
      <text:p text:style-name="P28"><text:span text:style-name="T16">Таким образом, в результате исследования было обнаружено</text:span><text:span text:style-name="T22">:</text:span></text:p>
      <text:list xml:id="list244658025" text:style-name="L1">
        <text:list-item>
          <text:p text:style-name="P31"><text:span text:style-name="T18">на протяжение первых 7 дней лечения в ОРИТ у пациентов в возрасте до 18 лет с сочетанной политравмой и без сопутствующих заболеваний наблюдается </text:span><text:span text:style-name="T17">статистически значимое различие в разные дни заболевания внутри каждой группы, кроме групп умерших пациентов; т.е. все пациенты, кроме умерших, демонстрировали определенную, статистически значимые изменения показателей в разные дни, умершие же были «ригидны» к проводимой терапии.</text:span></text:p>
        </text:list-item>
        <text:list-item>
          <text:p text:style-name="P30"><text:soft-page-break/><text:span text:style-name="T16">ГТ оказывает некоторое «стабилизирующее» воздействие: ДИ средних значений всех параметров имеют значимое различие, причем в группах выживших пациентов и в группах пациентов, у которых использовалась ГТ, ДИ уже, чем в других;</text:span></text:p>
        </text:list-item>
        <text:list-item>
          <text:p text:style-name="P30"><text:span text:style-name="T16">в настоящее время одна ГТ не позволяет четко дифференцировать умерших и выживших пациентов;</text:span></text:p>
        </text:list-item>
        <text:list-item>
          <text:p text:style-name="P30"><text:span text:style-name="T16">однако, группы умерших и выживших пациентов хорошо дифференцируются по признаку продолжительной (1 и последующие дни) ГТ.</text:span></text:p>
        </text:list-item>
      </text:list>
      <text:p text:style-name="P29"><text:span text:style-name="T20">Полные р</text:span><text:span text:style-name="T19">езультаты статистического анализа представлены в открытом доступе по адресу https://github.com/docinit/hormone_therapy_in_children_with_multiple_injuries/blob/main/Hormone_therapy2.ipyn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 style:default-outline-level="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Без_20_интервала" style:display-name="Без интервала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1-02-10T23:44:40.597825482</meta:creation-date>
    <meta:editing-duration>PT11H51M29S</meta:editing-duration>
    <meta:generator>LibreOffice/7.0.4.2$Linux_X86_64 LibreOffice_project/00$Build-2</meta:generator>
    <dc:title>Статья</dc:title>
    <dc:date>2021-02-11T12:46:54.212368439</dc:date>
    <meta:document-statistic meta:table-count="5" meta:image-count="0" meta:object-count="0" meta:page-count="8" meta:paragraph-count="654" meta:word-count="1672" meta:character-count="11301" meta:non-whitespace-character-count="10282"/>
    <meta:user-defined meta:name="AppVersion">12.0000</meta:user-defined>
    <meta:user-defined meta:name="Company">Home</meta:user-defined>
    <meta:template xlink:type="simple" xlink:actuate="onRequest" xlink:title="Статья" xlink:href="../.config/libreoffice/4/user/template/Статья.ott" meta:date="2021-02-10T23:44:39.833309408"/>
  </office:meta>
</office:document-meta>
</file>